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007cm" fo:margin-left="0.302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0.741cm"/>
    </style:style>
    <style:style style:name="Table1.C" style:family="table-column">
      <style:table-column-properties style:column-width="0.979cm"/>
    </style:style>
    <style:style style:name="Table1.D" style:family="table-column">
      <style:table-column-properties style:column-width="0.926cm"/>
    </style:style>
    <style:style style:name="Table1.E" style:family="table-column">
      <style:table-column-properties style:column-width="0.953cm"/>
    </style:style>
    <style:style style:name="Table1.Q" style:family="table-column">
      <style:table-column-properties style:column-width="1.2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796cm" fo:margin-left="0.619cm" table:align="left"/>
    </style:style>
    <style:style style:name="Table2.A" style:family="table-column">
      <style:table-column-properties style:column-width="1.005cm"/>
    </style:style>
    <style:style style:name="Table2.D" style:family="table-column">
      <style:table-column-properties style:column-width="0.953cm"/>
    </style:style>
    <style:style style:name="Table2.F" style:family="table-column">
      <style:table-column-properties style:column-width="0.979cm"/>
    </style:style>
    <style:style style:name="Table2.H" style:family="table-column">
      <style:table-column-properties style:column-width="0.926cm"/>
    </style:style>
    <style:style style:name="Table2.P" style:family="table-column">
      <style:table-column-properties style:column-width="1.32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256cm" fo:margin-left="0.053cm" table:align="left"/>
    </style:style>
    <style:style style:name="Table4.A" style:family="table-column">
      <style:table-column-properties style:column-width="1.005cm"/>
    </style:style>
    <style:style style:name="Table4.B" style:family="table-column">
      <style:table-column-properties style:column-width="1.058cm"/>
    </style:style>
    <style:style style:name="Table4.C" style:family="table-column">
      <style:table-column-properties style:column-width="1.085cm"/>
    </style:style>
    <style:style style:name="Table4.F" style:family="table-column">
      <style:table-column-properties style:column-width="0.9cm"/>
    </style:style>
    <style:style style:name="Table4.H" style:family="table-column">
      <style:table-column-properties style:column-width="1.191cm"/>
    </style:style>
    <style:style style:name="Table4.I" style:family="table-column">
      <style:table-column-properties style:column-width="0.979cm"/>
    </style:style>
    <style:style style:name="Table4.J" style:family="table-column">
      <style:table-column-properties style:column-width="0.953cm"/>
    </style:style>
    <style:style style:name="Table4.L" style:family="table-column">
      <style:table-column-properties style:column-width="0.926cm"/>
    </style:style>
    <style:style style:name="Table4.P" style:family="table-column">
      <style:table-column-properties style:column-width="1.22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P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56cm" fo:margin-left="0.053cm" table:align="left"/>
    </style:style>
    <style:style style:name="Table5.A" style:family="table-column">
      <style:table-column-properties style:column-width="1.005cm"/>
    </style:style>
    <style:style style:name="Table5.B" style:family="table-column">
      <style:table-column-properties style:column-width="1.058cm"/>
    </style:style>
    <style:style style:name="Table5.C" style:family="table-column">
      <style:table-column-properties style:column-width="1.085cm"/>
    </style:style>
    <style:style style:name="Table5.F" style:family="table-column">
      <style:table-column-properties style:column-width="0.9cm"/>
    </style:style>
    <style:style style:name="Table5.H" style:family="table-column">
      <style:table-column-properties style:column-width="1.191cm"/>
    </style:style>
    <style:style style:name="Table5.I" style:family="table-column">
      <style:table-column-properties style:column-width="0.979cm"/>
    </style:style>
    <style:style style:name="Table5.J" style:family="table-column">
      <style:table-column-properties style:column-width="0.953cm"/>
    </style:style>
    <style:style style:name="Table5.L" style:family="table-column">
      <style:table-column-properties style:column-width="0.926cm"/>
    </style:style>
    <style:style style:name="Table5.P" style:family="table-column">
      <style:table-column-properties style:column-width="1.22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P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182cm" fo:margin-left="0.831cm" table:align="left"/>
    </style:style>
    <style:style style:name="Table3.A" style:family="table-column">
      <style:table-column-properties style:column-width="0.873cm"/>
    </style:style>
    <style:style style:name="Table3.B" style:family="table-column">
      <style:table-column-properties style:column-width="1.005cm"/>
    </style:style>
    <style:style style:name="Table3.C" style:family="table-column">
      <style:table-column-properties style:column-width="0.926cm"/>
    </style:style>
    <style:style style:name="Table3.D" style:family="table-column">
      <style:table-column-properties style:column-width="0.953cm"/>
    </style:style>
    <style:style style:name="Table3.F" style:family="table-column">
      <style:table-column-properties style:column-width="0.979cm"/>
    </style:style>
    <style:style style:name="Table3.Q" style:family="table-column">
      <style:table-column-properties style:column-width="0.9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Q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c1a4" officeooo:paragraph-rsid="0012c1a4"/>
    </style:style>
    <style:style style:name="P2" style:family="paragraph" style:parent-style-name="Standard">
      <style:text-properties officeooo:rsid="0012c1a4" officeooo:paragraph-rsid="00160a43"/>
    </style:style>
    <style:style style:name="P3" style:family="paragraph" style:parent-style-name="Standard">
      <style:text-properties officeooo:rsid="0012c1a4" officeooo:paragraph-rsid="00289c62"/>
    </style:style>
    <style:style style:name="P4" style:family="paragraph" style:parent-style-name="Standard">
      <style:text-properties officeooo:rsid="0012c1a4" officeooo:paragraph-rsid="0030a730"/>
    </style:style>
    <style:style style:name="P5" style:family="paragraph" style:parent-style-name="Standard">
      <style:text-properties officeooo:paragraph-rsid="00160a43"/>
    </style:style>
    <style:style style:name="P6" style:family="paragraph" style:parent-style-name="Standard">
      <style:text-properties officeooo:paragraph-rsid="00289c62"/>
    </style:style>
    <style:style style:name="P7" style:family="paragraph" style:parent-style-name="Table_20_Heading">
      <style:text-properties officeooo:rsid="001104bf" officeooo:paragraph-rsid="001104bf"/>
    </style:style>
    <style:style style:name="P8" style:family="paragraph" style:parent-style-name="Table_20_Heading">
      <style:text-properties officeooo:rsid="001104bf" officeooo:paragraph-rsid="00160a43"/>
    </style:style>
    <style:style style:name="P9" style:family="paragraph" style:parent-style-name="Table_20_Heading">
      <style:text-properties officeooo:rsid="0023c9c6" officeooo:paragraph-rsid="0023c9c6"/>
    </style:style>
    <style:style style:name="P10" style:family="paragraph" style:parent-style-name="Table_20_Heading">
      <style:text-properties officeooo:rsid="0023c9c6" officeooo:paragraph-rsid="00289c62"/>
    </style:style>
    <style:style style:name="P11" style:family="paragraph" style:parent-style-name="Table_20_Heading">
      <style:text-properties officeooo:rsid="0023c9c6" officeooo:paragraph-rsid="0030a730"/>
    </style:style>
    <style:style style:name="P12" style:family="paragraph" style:parent-style-name="Table_20_Contents">
      <style:paragraph-properties fo:text-align="center" style:justify-single-word="false"/>
      <style:text-properties officeooo:rsid="0011df6b" officeooo:paragraph-rsid="0011df6b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2c1a4"/>
    </style:style>
    <style:style style:name="P15" style:family="paragraph" style:parent-style-name="Table_20_Contents">
      <style:paragraph-properties fo:text-align="center" style:justify-single-word="false"/>
      <style:text-properties officeooo:paragraph-rsid="00160a43"/>
    </style:style>
    <style:style style:name="P16" style:family="paragraph" style:parent-style-name="Table_20_Contents">
      <style:paragraph-properties fo:text-align="center" style:justify-single-word="false"/>
      <style:text-properties officeooo:paragraph-rsid="00289c62"/>
    </style:style>
    <style:style style:name="P17" style:family="paragraph" style:parent-style-name="Table_20_Contents">
      <style:paragraph-properties fo:text-align="center" style:justify-single-word="false"/>
      <style:text-properties officeooo:paragraph-rsid="0030a730"/>
    </style:style>
    <style:style style:name="P18" style:family="paragraph" style:parent-style-name="Table_20_Contents">
      <style:paragraph-properties fo:text-align="center" style:justify-single-word="false"/>
      <style:text-properties officeooo:rsid="0011df6b" officeooo:paragraph-rsid="00289c62" fo:background-color="#fff200"/>
    </style:style>
    <style:style style:name="P19" style:family="paragraph" style:parent-style-name="Table_20_Contents">
      <style:paragraph-properties fo:text-align="center" style:justify-single-word="false"/>
      <style:text-properties officeooo:rsid="0011df6b" officeooo:paragraph-rsid="0030a730" fo:background-color="#fff200"/>
    </style:style>
    <style:style style:name="P20" style:family="paragraph" style:parent-style-name="Table_20_Contents">
      <style:paragraph-properties fo:text-align="center" style:justify-single-word="false"/>
      <style:text-properties officeooo:rsid="00182506" officeooo:paragraph-rsid="00182506" fo:background-color="#fff200"/>
    </style:style>
    <style:style style:name="P21" style:family="paragraph" style:parent-style-name="Table_20_Contents">
      <style:paragraph-properties fo:text-align="center" style:justify-single-word="false"/>
      <style:text-properties officeooo:rsid="001defed" officeooo:paragraph-rsid="001defed" fo:background-color="#fff200"/>
    </style:style>
    <style:style style:name="P22" style:family="paragraph" style:parent-style-name="Table_20_Contents">
      <style:paragraph-properties fo:text-align="center" style:justify-single-word="false"/>
      <style:text-properties officeooo:rsid="001feca7" officeooo:paragraph-rsid="001feca7" fo:background-color="#fff200"/>
    </style:style>
    <style:style style:name="P23" style:family="paragraph" style:parent-style-name="Table_20_Contents">
      <style:paragraph-properties fo:text-align="center" style:justify-single-word="false"/>
      <style:text-properties officeooo:rsid="001feca7" officeooo:paragraph-rsid="00289c62" fo:background-color="#fff200"/>
    </style:style>
    <style:style style:name="P24" style:family="paragraph" style:parent-style-name="Table_20_Contents">
      <style:paragraph-properties fo:text-align="center" style:justify-single-word="false"/>
      <style:text-properties officeooo:rsid="001feca7" officeooo:paragraph-rsid="0030a730" fo:background-color="#fff200"/>
    </style:style>
    <style:style style:name="P25" style:family="paragraph" style:parent-style-name="Table_20_Contents">
      <style:paragraph-properties fo:text-align="center" style:justify-single-word="false"/>
      <style:text-properties officeooo:rsid="002275bd" officeooo:paragraph-rsid="002275bd" fo:background-color="#fff200"/>
    </style:style>
    <style:style style:name="P26" style:family="paragraph" style:parent-style-name="Table_20_Contents">
      <style:paragraph-properties fo:text-align="center" style:justify-single-word="false"/>
      <style:text-properties officeooo:rsid="002275bd" officeooo:paragraph-rsid="00289c62" fo:background-color="#fff200"/>
    </style:style>
    <style:style style:name="P27" style:family="paragraph" style:parent-style-name="Table_20_Contents">
      <style:paragraph-properties fo:text-align="center" style:justify-single-word="false"/>
      <style:text-properties officeooo:rsid="002275bd" officeooo:paragraph-rsid="0030a730" fo:background-color="#fff200"/>
    </style:style>
    <style:style style:name="P28" style:family="paragraph" style:parent-style-name="Table_20_Contents">
      <style:paragraph-properties fo:text-align="center" style:justify-single-word="false"/>
      <style:text-properties officeooo:rsid="00271ee4" officeooo:paragraph-rsid="00271ee4" fo:background-color="#fff200"/>
    </style:style>
    <style:style style:name="P29" style:family="paragraph" style:parent-style-name="Table_20_Contents">
      <style:paragraph-properties fo:text-align="center" style:justify-single-word="false"/>
      <style:text-properties officeooo:rsid="002a96d2" officeooo:paragraph-rsid="0030a730" fo:background-color="#fff200"/>
    </style:style>
    <style:style style:name="P30" style:family="paragraph" style:parent-style-name="Table_20_Contents">
      <style:paragraph-properties fo:text-align="center" style:justify-single-word="false"/>
      <style:text-properties officeooo:rsid="002d35f5" officeooo:paragraph-rsid="0030a730" fo:background-color="#fff200"/>
    </style:style>
    <style:style style:name="P31" style:family="paragraph" style:parent-style-name="Table_20_Contents">
      <style:paragraph-properties fo:text-align="center" style:justify-single-word="false"/>
      <style:text-properties officeooo:rsid="002b39a2" officeooo:paragraph-rsid="0030a730" fo:background-color="#fff200"/>
    </style:style>
    <style:style style:name="P32" style:family="paragraph" style:parent-style-name="Table_20_Contents">
      <style:paragraph-properties fo:text-align="center" style:justify-single-word="false"/>
      <style:text-properties officeooo:rsid="002c823c" officeooo:paragraph-rsid="0030a730" fo:background-color="#fff200"/>
    </style:style>
    <style:style style:name="P33" style:family="paragraph" style:parent-style-name="Table_20_Contents">
      <style:paragraph-properties fo:text-align="center" style:justify-single-word="false"/>
      <style:text-properties officeooo:rsid="001abdd2" officeooo:paragraph-rsid="0030a730" fo:background-color="#fff200"/>
    </style:style>
    <style:style style:name="P34" style:family="paragraph" style:parent-style-name="Table_20_Contents">
      <style:paragraph-properties fo:text-align="center" style:justify-single-word="false"/>
      <style:text-properties officeooo:rsid="001c9b5d" officeooo:paragraph-rsid="0030a730" fo:background-color="#fff200"/>
    </style:style>
    <style:style style:name="P35" style:family="paragraph" style:parent-style-name="Table_20_Contents">
      <style:paragraph-properties fo:text-align="center" style:justify-single-word="false"/>
      <style:text-properties officeooo:rsid="001defed" officeooo:paragraph-rsid="00289c62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1defed" officeooo:paragraph-rsid="0030a730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02275bd" officeooo:paragraph-rsid="00289c62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officeooo:rsid="002275bd" officeooo:paragraph-rsid="0030a730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officeooo:rsid="002a96d2" officeooo:paragraph-rsid="002a96d2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2a96d2" officeooo:paragraph-rsid="0030a730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002c823c" officeooo:paragraph-rsid="0030a730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02d35f5" officeooo:paragraph-rsid="0030a730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00182506" officeooo:paragraph-rsid="00182506"/>
    </style:style>
    <style:style style:name="P44" style:family="paragraph" style:parent-style-name="Table_20_Contents">
      <style:paragraph-properties fo:text-align="center" style:justify-single-word="false"/>
      <style:text-properties officeooo:rsid="00182506" officeooo:paragraph-rsid="00289c62"/>
    </style:style>
    <style:style style:name="P45" style:family="paragraph" style:parent-style-name="Table_20_Contents">
      <style:paragraph-properties fo:text-align="center" style:justify-single-word="false"/>
      <style:text-properties officeooo:rsid="00182506" officeooo:paragraph-rsid="0030a730"/>
    </style:style>
    <style:style style:name="P46" style:family="paragraph" style:parent-style-name="Table_20_Contents">
      <style:paragraph-properties fo:text-align="center" style:justify-single-word="false"/>
      <style:text-properties officeooo:rsid="001abdd2" officeooo:paragraph-rsid="00289c62"/>
    </style:style>
    <style:style style:name="P47" style:family="paragraph" style:parent-style-name="Table_20_Contents">
      <style:paragraph-properties fo:text-align="center" style:justify-single-word="false"/>
      <style:text-properties officeooo:rsid="001abdd2" officeooo:paragraph-rsid="0030a730"/>
    </style:style>
    <style:style style:name="P48" style:family="paragraph" style:parent-style-name="Table_20_Contents">
      <style:paragraph-properties fo:text-align="center" style:justify-single-word="false"/>
      <style:text-properties officeooo:rsid="001c9b5d" officeooo:paragraph-rsid="001c9b5d"/>
    </style:style>
    <style:style style:name="P49" style:family="paragraph" style:parent-style-name="Table_20_Contents">
      <style:paragraph-properties fo:text-align="center" style:justify-single-word="false"/>
      <style:text-properties officeooo:rsid="001c9b5d" officeooo:paragraph-rsid="00289c62"/>
    </style:style>
    <style:style style:name="P50" style:family="paragraph" style:parent-style-name="Table_20_Contents">
      <style:paragraph-properties fo:text-align="center" style:justify-single-word="false"/>
      <style:text-properties officeooo:rsid="001c9b5d" officeooo:paragraph-rsid="0030a730"/>
    </style:style>
    <style:style style:name="P51" style:family="paragraph" style:parent-style-name="Table_20_Contents">
      <style:paragraph-properties fo:text-align="center" style:justify-single-word="false"/>
      <style:text-properties officeooo:rsid="002a96d2" officeooo:paragraph-rsid="0030a730"/>
    </style:style>
    <style:style style:name="P52" style:family="paragraph" style:parent-style-name="Table_20_Contents">
      <style:paragraph-properties fo:text-align="center" style:justify-single-word="false"/>
      <style:text-properties officeooo:rsid="002b39a2" officeooo:paragraph-rsid="002b39a2"/>
    </style:style>
    <style:style style:name="P53" style:family="paragraph" style:parent-style-name="Table_20_Contents">
      <style:paragraph-properties fo:text-align="center" style:justify-single-word="false"/>
      <style:text-properties officeooo:rsid="002b39a2" officeooo:paragraph-rsid="0030a730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1df6b" style:font-name-asian="Liberation Serif1" style:font-name-complex="Liberation Serif1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2c1a4" style:font-name-asian="Liberation Serif1" style:font-name-complex="Liberation Serif1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4a093" style:font-name-asian="Liberation Serif1" style:font-name-complex="Liberation Serif1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6072f" style:font-name-asian="Liberation Serif1" style:font-name-complex="Liberation Serif1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289c62" style:font-name-asian="Liberation Serif1" style:font-name-complex="Liberation Serif1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30a730" style:font-name-asian="Liberation Serif1" style:font-name-complex="Liberation Serif1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60a43" style:font-name-asian="Liberation Serif1" style:font-name-complex="Liberation Serif1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1" officeooo:rsid="001abdd2" officeooo:paragraph-rsid="001abdd2" style:font-name-asian="Liberation Serif1" style:font-name-complex="Liberation Serif1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1" officeooo:rsid="00182506" officeooo:paragraph-rsid="00182506" style:font-name-asian="Liberation Serif1" style:font-name-complex="Liberation Serif1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1" officeooo:rsid="001c9b5d" officeooo:paragraph-rsid="001c9b5d" style:font-name-asian="Liberation Serif1" style:font-name-complex="Liberation Serif1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1" officeooo:rsid="002a96d2" officeooo:paragraph-rsid="002a96d2" style:font-name-asian="Liberation Serif1" style:font-name-complex="Liberation Serif1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1" officeooo:rsid="002c823c" officeooo:paragraph-rsid="002c823c" style:font-name-asian="Liberation Serif1" style:font-name-complex="Liberation Serif1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1" officeooo:rsid="002b39a2" officeooo:paragraph-rsid="002b39a2" style:font-name-asian="Liberation Serif1" style:font-name-complex="Liberation Serif1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6072f" fo:background-color="#fff200" style:font-name-asian="Liberation Serif1" style:font-name-complex="Liberation Serif1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2c1a4" fo:background-color="#fff200" style:font-name-asian="Liberation Serif1" style:font-name-complex="Liberation Serif1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289c62" fo:background-color="#fff200" style:font-name-asian="Liberation Serif1" style:font-name-complex="Liberation Serif1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30a730" fo:background-color="#fff200" style:font-name-asian="Liberation Serif1" style:font-name-complex="Liberation Serif1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336712" fo:background-color="#fff200" style:font-name-asian="Liberation Serif1" style:font-name-complex="Liberation Serif1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60a43" fo:background-color="#fff200" style:font-name-asian="Liberation Serif1" style:font-name-complex="Liberation Serif1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1" officeooo:rsid="001feca7" officeooo:paragraph-rsid="001feca7" fo:background-color="#fff200" style:font-name-asian="Liberation Serif1" style:font-name-complex="Liberation Serif1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1" officeooo:rsid="001feca7" officeooo:paragraph-rsid="00336712" fo:background-color="#fff200" style:font-name-asian="Liberation Serif1" style:font-name-complex="Liberation Serif1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1" officeooo:rsid="001defed" officeooo:paragraph-rsid="001defed" fo:background-color="#fff200" style:font-name-asian="Liberation Serif1" style:font-name-complex="Liberation Serif1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1" officeooo:rsid="0023c9c6" officeooo:paragraph-rsid="0023c9c6" fo:background-color="#fff200" style:font-name-asian="Liberation Serif1" style:font-name-complex="Liberation Serif1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1" officeooo:rsid="0023c9c6" officeooo:paragraph-rsid="00289c62" fo:background-color="#fff200" style:font-name-asian="Liberation Serif1" style:font-name-complex="Liberation Serif1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1" officeooo:rsid="0023c9c6" officeooo:paragraph-rsid="0030a730" fo:background-color="#fff200" style:font-name-asian="Liberation Serif1" style:font-name-complex="Liberation Serif1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1" officeooo:rsid="00271ee4" officeooo:paragraph-rsid="00271ee4" fo:background-color="#fff200" style:font-name-asian="Liberation Serif1" style:font-name-complex="Liberation Serif1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1" officeooo:rsid="00271ee4" officeooo:paragraph-rsid="00289c62" fo:background-color="#fff200" style:font-name-asian="Liberation Serif1" style:font-name-complex="Liberation Serif1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1" officeooo:rsid="00271ee4" officeooo:paragraph-rsid="0030a730" fo:background-color="#fff200" style:font-name-asian="Liberation Serif1" style:font-name-complex="Liberation Serif1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1" officeooo:rsid="002275bd" officeooo:paragraph-rsid="002275bd" fo:background-color="#fff200" style:font-name-asian="Liberation Serif1" style:font-name-complex="Liberation Serif1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1" officeooo:rsid="00282b76" officeooo:paragraph-rsid="00282b76" fo:background-color="#fff200" style:font-name-asian="Liberation Serif1" style:font-name-complex="Liberation Serif1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1" officeooo:rsid="002ecd21" officeooo:paragraph-rsid="002ecd21" fo:background-color="#fff200" style:font-name-asian="Liberation Serif1" style:font-name-complex="Liberation Serif1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1" officeooo:rsid="002a96d2" officeooo:paragraph-rsid="002a96d2" fo:background-color="#fff200" style:font-name-asian="Liberation Serif1" style:font-name-complex="Liberation Serif1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1" officeooo:rsid="00336712" officeooo:paragraph-rsid="00336712" fo:background-color="#fff200" style:font-name-asian="Liberation Serif1" style:font-name-complex="Liberation Serif1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1" officeooo:rsid="00316a7a" officeooo:paragraph-rsid="00316a7a" fo:background-color="#fff200" style:font-name-asian="Liberation Serif1" style:font-name-complex="Liberation Serif1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1" officeooo:rsid="0030a730" officeooo:paragraph-rsid="0030a730" fo:background-color="#fff200" style:font-name-asian="Liberation Serif1" style:font-name-complex="Liberation Serif1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2c1a4" fo:background-color="transparent" style:font-name-asian="Liberation Serif1" style:font-name-complex="Liberation Serif1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6072f" fo:background-color="transparent" style:font-name-asian="Liberation Serif1" style:font-name-complex="Liberation Serif1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289c62" fo:background-color="transparent" style:font-name-asian="Liberation Serif1" style:font-name-complex="Liberation Serif1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30a730" fo:background-color="transparent" style:font-name-asian="Liberation Serif1" style:font-name-complex="Liberation Serif1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1" officeooo:rsid="0011df6b" officeooo:paragraph-rsid="00160a43" fo:background-color="transparent" style:font-name-asian="Liberation Serif1" style:font-name-complex="Liberation Serif1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1" officeooo:rsid="001defed" officeooo:paragraph-rsid="001defed" fo:background-color="transparent" style:font-name-asian="Liberation Serif1" style:font-name-complex="Liberation Serif1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1" officeooo:rsid="002d35f5" officeooo:paragraph-rsid="002d35f5" fo:background-color="transparent" style:font-name-asian="Liberation Serif1" style:font-name-complex="Liberation Serif1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1" officeooo:rsid="002c823c" officeooo:paragraph-rsid="002c823c" fo:background-color="transparent" style:font-name-asian="Liberation Serif1" style:font-name-complex="Liberation Serif1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1" officeooo:rsid="002a96d2" officeooo:paragraph-rsid="002a96d2" fo:background-color="transparent" style:font-name-asian="Liberation Serif1" style:font-name-complex="Liberation Serif1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1" officeooo:rsid="00336712" officeooo:paragraph-rsid="00336712" fo:background-color="transparent" style:font-name-asian="Liberation Serif1" style:font-name-complex="Liberation Serif1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1" officeooo:rsid="0030a730" officeooo:paragraph-rsid="0030a730" fo:background-color="transparent" style:font-name-asian="Liberation Serif1" style:font-name-complex="Liberation Serif1"/>
    </style:style>
    <style:style style:name="P100" style:family="paragraph" style:parent-style-name="Table_20_Contents">
      <style:paragraph-properties fo:text-align="center" style:justify-single-word="false"/>
      <style:text-properties officeooo:rsid="003389c1" officeooo:paragraph-rsid="003389c1"/>
    </style:style>
    <style:style style:name="P101" style:family="paragraph">
      <loext:graphic-properties draw:fill="none"/>
      <style:text-properties fo:font-size="12pt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</style:style>
    <style:style style:name="P104" style:family="paragraph">
      <loext:graphic-properties draw:fill="none"/>
      <style:paragraph-properties fo:text-align="cente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82506" style:font-name-asian="Liberation Serif1" style:font-name-complex="Liberation Serif1"/>
    </style:style>
    <style:style style:name="T3" style:family="text">
      <style:text-properties style:font-name="Liberation Serif1" officeooo:rsid="001abdd2" style:font-name-asian="Liberation Serif1" style:font-name-complex="Liberation Serif1"/>
    </style:style>
    <style:style style:name="T4" style:family="text">
      <style:text-properties style:font-name="Liberation Serif1" officeooo:rsid="001defed" style:font-name-asian="Liberation Serif1" style:font-name-complex="Liberation Serif1"/>
    </style:style>
    <style:style style:name="T5" style:family="text">
      <style:text-properties style:font-name="Liberation Serif1" officeooo:rsid="002275bd" style:font-name-asian="Liberation Serif1" style:font-name-complex="Liberation Serif1"/>
    </style:style>
    <style:style style:name="T6" style:family="text">
      <style:text-properties style:font-name="Liberation Serif1" officeooo:rsid="0023c9c6" style:font-name-asian="Liberation Serif1" style:font-name-complex="Liberation Serif1"/>
    </style:style>
    <style:style style:name="T7" style:family="text">
      <style:text-properties style:font-name="Liberation Serif1" officeooo:rsid="00256f43" style:font-name-asian="Liberation Serif1" style:font-name-complex="Liberation Serif1"/>
    </style:style>
    <style:style style:name="T8" style:family="text">
      <style:text-properties style:font-name="Liberation Serif1" officeooo:rsid="0027e4c9" style:font-name-asian="Liberation Serif1" style:font-name-complex="Liberation Serif1"/>
    </style:style>
    <style:style style:name="T9" style:family="text">
      <style:text-properties style:font-name="Liberation Serif1" officeooo:rsid="00297384" style:font-name-asian="Liberation Serif1" style:font-name-complex="Liberation Serif1"/>
    </style:style>
    <style:style style:name="T10" style:family="text">
      <style:text-properties style:font-name="Liberation Serif1" officeooo:rsid="002a96d2" style:font-name-asian="Liberation Serif1" style:font-name-complex="Liberation Serif1"/>
    </style:style>
    <style:style style:name="T11" style:family="text">
      <style:text-properties style:font-name="Liberation Serif1" officeooo:rsid="002b39a2" style:font-name-asian="Liberation Serif1" style:font-name-complex="Liberation Serif1"/>
    </style:style>
    <style:style style:name="T12" style:family="text">
      <style:text-properties style:font-name="Liberation Serif1" officeooo:rsid="002bc6c6" style:font-name-asian="Liberation Serif1" style:font-name-complex="Liberation Serif1"/>
    </style:style>
    <style:style style:name="T13" style:family="text">
      <style:text-properties style:font-name="Liberation Serif1" officeooo:rsid="002c823c" style:font-name-asian="Liberation Serif1" style:font-name-complex="Liberation Serif1"/>
    </style:style>
    <style:style style:name="T14" style:family="text">
      <style:text-properties style:font-name="Liberation Serif1" officeooo:rsid="0030a730" style:font-name-asian="Liberation Serif1" style:font-name-complex="Liberation Serif1"/>
    </style:style>
    <style:style style:name="T15" style:family="text">
      <style:text-properties style:font-name="Liberation Serif1" officeooo:rsid="00316a7a" style:font-name-asian="Liberation Serif1" style:font-name-complex="Liberation Serif1"/>
    </style:style>
    <style:style style:name="T16" style:family="text">
      <style:text-properties style:font-name="Liberation Serif1" fo:font-size="11pt" officeooo:rsid="002bc6c6" style:font-name-asian="Liberation Serif1" style:font-size-asian="9.60000038146973pt" style:font-name-complex="Liberation Serif1" style:font-size-complex="11pt"/>
    </style:style>
    <style:style style:name="T17" style:family="text">
      <style:text-properties style:font-name="Liberation Serif1" fo:font-size="11pt" officeooo:rsid="0030a730" style:font-name-asian="Liberation Serif1" style:font-size-asian="9.60000038146973pt" style:font-name-complex="Liberation Serif1" style:font-size-complex="11pt"/>
    </style:style>
    <style:style style:name="T18" style:family="text">
      <style:text-properties officeooo:rsid="003389c1"/>
    </style:style>
    <style:style style:name="T19" style:family="text">
      <style:text-properties officeooo:rsid="00350431"/>
    </style:style>
    <style:style style:name="gr1" style:family="graphic">
      <style:graphic-properties draw:fill="none" draw:textarea-horizontal-align="justify" draw:textarea-vertical-align="middle" draw:auto-grow-height="false" fo:min-height="1.635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draw:textarea-horizontal-align="justify" draw:textarea-vertical-align="middle" draw:auto-grow-height="false" fo:min-height="1.108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465a4" draw:marker-end="Double_20_Arrow" draw:marker-end-width="0.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465a4" draw:marker-end="Arrow" draw:marker-end-width="0.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draw:textarea-horizontal-align="justify" draw:textarea-vertical-align="middle" draw:auto-grow-height="false" fo:min-height="1.108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ffffff" draw:textarea-horizontal-align="justify" draw:textarea-vertical-align="middle" draw:auto-grow-height="false" fo:min-height="1.769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1.635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fill-color="#ffffff" draw:textarea-horizontal-align="justify" draw:textarea-vertical-align="middle" draw:auto-grow-height="false" fo:min-height="2.185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3.023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fill-color="#ffffff" draw:textarea-horizontal-align="justify" draw:textarea-vertical-align="middle" draw:auto-grow-height="false" fo:min-height="1.651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3.399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3.023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3.346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textarea-horizontal-align="justify" draw:textarea-vertical-align="middle" draw:auto-grow-height="false" fo:min-height="3.293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none" draw:fill-color="#ffffff" draw:textarea-horizontal-align="justify" draw:textarea-vertical-align="middle" draw:auto-grow-height="false" fo:min-height="2.558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horizontal-align="justify" draw:textarea-vertical-align="middle" draw:auto-grow-height="false" fo:min-height="4.053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C"/>
        <table:table-column table:style-name="Table1.E"/>
        <table:table-column table:style-name="Table1.D"/>
        <table:table-column table:style-name="Table1.C"/>
        <table:table-column table:style-name="Table1.E" table:number-columns-repeated="6"/>
        <table:table-column table:style-name="Table1.Q"/>
        <table:table-header-rows>
          <table:table-row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9">15</text:p>
            </table:table-cell>
            <table:table-cell table:style-name="Table1.A1" office:value-type="string">
              <text:p text:style-name="P9">14</text:p>
            </table:table-cell>
            <table:table-cell table:style-name="Table1.A1" office:value-type="string">
              <text:p text:style-name="P9">13</text:p>
            </table:table-cell>
            <table:table-cell table:style-name="Table1.A1" office:value-type="string">
              <text:p text:style-name="P9">12</text:p>
            </table:table-cell>
            <table:table-cell table:style-name="Table1.A1" office:value-type="string">
              <text:p text:style-name="P9">11</text:p>
            </table:table-cell>
            <table:table-cell table:style-name="Table1.A1" office:value-type="string">
              <text:p text:style-name="P9">10</text:p>
            </table:table-cell>
            <table:table-cell table:style-name="Table1.A1" office:value-type="string">
              <text:p text:style-name="P9">9</text:p>
            </table:table-cell>
            <table:table-cell table:style-name="Table1.A1" office:value-type="string">
              <text:p text:style-name="P9">8</text:p>
            </table:table-cell>
            <table:table-cell table:style-name="Table1.A1" office:value-type="string">
              <text:p text:style-name="P9">7</text:p>
            </table:table-cell>
            <table:table-cell table:style-name="Table1.A1" office:value-type="string">
              <text:p text:style-name="P9">6</text:p>
            </table:table-cell>
            <table:table-cell table:style-name="Table1.A1" office:value-type="string">
              <text:p text:style-name="P9">5</text:p>
            </table:table-cell>
            <table:table-cell table:style-name="Table1.A1" office:value-type="string">
              <text:p text:style-name="P9">4</text:p>
            </table:table-cell>
            <table:table-cell table:style-name="Table1.A1" office:value-type="string">
              <text:p text:style-name="P9">3</text:p>
            </table:table-cell>
            <table:table-cell table:style-name="Table1.A1" office:value-type="string">
              <text:p text:style-name="P9">2</text:p>
            </table:table-cell>
            <table:table-cell table:style-name="Table1.A1" office:value-type="string">
              <text:p text:style-name="P9">1</text:p>
            </table:table-cell>
            <table:table-cell table:style-name="Table1.Q1" office:value-type="string">
              <text:p text:style-name="P9">0</text:p>
            </table:table-cell>
          </table:table-row>
        </table:table-header-rows>
        <table:table-row>
          <table:table-cell table:style-name="Table1.A2" office:value-type="string">
            <text:p text:style-name="P12">m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draw:custom-shape text:anchor-type="char" draw:z-index="18" draw:name="Shape2" draw:style-name="gr8" draw:text-style-name="P103" svg:width="0.609cm" svg:height="1.826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Q2" office:value-type="string">
            <text:p text:style-name="P54">●</text:p>
          </table:table-cell>
        </table:table-row>
        <table:table-row>
          <table:table-cell table:style-name="Table1.A2" office:value-type="string">
            <text:p text:style-name="P12">p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draw:custom-shape text:anchor-type="char" draw:z-index="13" draw:name="Shape2" draw:style-name="gr6" draw:text-style-name="P103" svg:width="0.609cm" svg:height="1.165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Q2" office:value-type="string">
            <text:p text:style-name="P54">●</text:p>
          </table:table-cell>
        </table:table-row>
        <table:table-row>
          <table:table-cell table:style-name="Table1.A2" office:value-type="string">
            <text:p text:style-name="P12">p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Q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<draw:custom-shape text:anchor-type="paragraph" draw:z-index="23" draw:name="Shape3" draw:style-name="gr9" draw:text-style-name="P101" svg:width="0.638cm" svg:height="1.696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<draw:custom-shape text:anchor-type="char" draw:z-index="17" draw:name="Shape3" draw:style-name="gr1" draw:text-style-name="P101" svg:width="0.638cm" svg:height="1.696cm" svg:x="0.06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<draw:custom-shape text:anchor-type="char" draw:z-index="10" draw:name="Shape3" draw:style-name="gr1" draw:text-style-name="P101" svg:width="0.638cm" svg:height="1.696cm" svg:x="0.06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<draw:custom-shape text:anchor-type="char" draw:z-index="7" draw:name="Shape2" draw:style-name="gr6" draw:text-style-name="P103" svg:width="0.609cm" svg:height="1.165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13"/>
          </table:table-cell>
          <table:table-cell table:style-name="Table1.Q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3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Q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4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<draw:custom-shape text:anchor-type="char" draw:z-index="0" draw:name="Shape3" draw:style-name="gr1" draw:text-style-name="P101" svg:width="0.638cm" svg:height="1.696cm" svg:x="0.06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<draw:custom-shape text:anchor-type="paragraph" draw:z-index="3" draw:name="Shape2" draw:style-name="gr3" draw:text-style-name="P103" svg:width="0.609cm" svg:height="1.165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name="Shape2" draw:style-name="gr6" draw:text-style-name="P103" svg:width="0.609cm" svg:height="1.165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Q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<draw:custom-shape text:anchor-type="paragraph" draw:z-index="25" draw:name="Shape3" draw:style-name="gr9" draw:text-style-name="P101" svg:width="0.638cm" svg:height="1.696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<draw:custom-shape text:anchor-type="char" draw:z-index="22" draw:name="Shape3" draw:style-name="gr1" draw:text-style-name="P101" svg:width="0.638cm" svg:height="1.696cm" svg:x="0.06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●<draw:custom-shape text:anchor-type="char" draw:z-index="16" draw:name="Shape3" draw:style-name="gr1" draw:text-style-name="P101" svg:width="0.638cm" svg:height="1.696cm" svg:x="0.06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A2" office:value-type="string">
            <text:p text:style-name="P54"><draw:custom-shape text:anchor-type="char" draw:z-index="9" draw:name="Shape3" draw:style-name="gr1" draw:text-style-name="P101" svg:width="0.638cm" svg:height="1.696cm" svg:x="0.06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Q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6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Q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7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54">●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Q2" office:value-type="string">
            <text:p text:style-name="P13"/>
          </table:table-cell>
        </table:table-row>
      </table:table>
      <text:p text:style-name="P1"><draw:line text:anchor-type="paragraph" draw:z-index="1" draw:name="Shape1" draw:style-name="gr2" draw:text-style-name="P102" svg:x1="17.839cm" svg:y1="1.027cm" svg:x2="-0.788cm" svg:y2="1.027cm"><text:p/></draw:line></text:p>
      <text:p text:style-name="P1">Capacity – 9 </text:p>
      <text:p text:style-name="P1"/>
      <text:p text:style-name="P1"/>
      <table:table table:name="Table2" table:style-name="Table2">
        <table:table-column table:style-name="Table2.A" table:number-columns-repeated="3"/>
        <table:table-column table:style-name="Table2.D" table:number-columns-repeated="2"/>
        <table:table-column table:style-name="Table2.F"/>
        <table:table-column table:style-name="Table2.D"/>
        <table:table-column table:style-name="Table2.H"/>
        <table:table-column table:style-name="Table2.F"/>
        <table:table-column table:style-name="Table2.D" table:number-columns-repeated="6"/>
        <table:table-column table:style-name="Table2.P"/>
        <table:table-header-rows>
          <table:table-row>
            <table:table-cell table:style-name="Table2.A1" office:value-type="string">
              <text:p text:style-name="P9">15</text:p>
            </table:table-cell>
            <table:table-cell table:style-name="Table2.A1" office:value-type="string">
              <text:p text:style-name="P9">14</text:p>
            </table:table-cell>
            <table:table-cell table:style-name="Table2.A1" office:value-type="string">
              <text:p text:style-name="P9">13</text:p>
            </table:table-cell>
            <table:table-cell table:style-name="Table2.A1" office:value-type="string">
              <text:p text:style-name="P9">12</text:p>
            </table:table-cell>
            <table:table-cell table:style-name="Table2.A1" office:value-type="string">
              <text:p text:style-name="P9">11</text:p>
            </table:table-cell>
            <table:table-cell table:style-name="Table2.A1" office:value-type="string">
              <text:p text:style-name="P9">10</text:p>
            </table:table-cell>
            <table:table-cell table:style-name="Table2.A1" office:value-type="string">
              <text:p text:style-name="P9">9</text:p>
            </table:table-cell>
            <table:table-cell table:style-name="Table2.A1" office:value-type="string">
              <text:p text:style-name="P9">8</text:p>
            </table:table-cell>
            <table:table-cell table:style-name="Table2.A1" office:value-type="string">
              <text:p text:style-name="P9">7</text:p>
            </table:table-cell>
            <table:table-cell table:style-name="Table2.A1" office:value-type="string">
              <text:p text:style-name="P9">6</text:p>
            </table:table-cell>
            <table:table-cell table:style-name="Table2.A1" office:value-type="string">
              <text:p text:style-name="P9">5</text:p>
            </table:table-cell>
            <table:table-cell table:style-name="Table2.A1" office:value-type="string">
              <text:p text:style-name="P9">4</text:p>
            </table:table-cell>
            <table:table-cell table:style-name="Table2.A1" office:value-type="string">
              <text:p text:style-name="P9">3</text:p>
            </table:table-cell>
            <table:table-cell table:style-name="Table2.A1" office:value-type="string">
              <text:p text:style-name="P9">2</text:p>
            </table:table-cell>
            <table:table-cell table:style-name="Table2.A1" office:value-type="string">
              <text:p text:style-name="P9">1</text:p>
            </table:table-cell>
            <table:table-cell table:style-name="Table2.P1" office:value-type="string">
              <text:p text:style-name="P9">0</text:p>
            </table:table-cell>
          </table:table-row>
        </table:table-header-rows>
        <table:table-row>
          <table:table-cell table:style-name="Table2.A2" office:value-type="string">
            <text:p text:style-name="P67">●</text:p>
            <text:p text:style-name="P22"><text:span text:style-name="T1">m1</text:span><text:span text:style-name="T7">5</text:span></text:p>
          </table:table-cell>
          <table:table-cell table:style-name="Table2.A2" office:value-type="string">
            <text:p text:style-name="P68">●</text:p>
            <text:p text:style-name="P22"><text:span text:style-name="T1">m1</text:span><text:span text:style-name="T7">4</text:span></text:p>
          </table:table-cell>
          <table:table-cell table:style-name="Table2.A2" office:value-type="string">
            <text:p text:style-name="P68">●</text:p>
            <text:p text:style-name="P22"><text:span text:style-name="T1">m1</text:span><text:span text:style-name="T7">3</text:span></text:p>
          </table:table-cell>
          <table:table-cell table:style-name="Table2.A2" office:value-type="string">
            <text:p text:style-name="P68">●</text:p>
            <text:p text:style-name="P22"><text:span text:style-name="T1">m1</text:span><text:span text:style-name="T7">2</text:span></text:p>
            <text:p text:style-name="P68"/>
          </table:table-cell>
          <table:table-cell table:style-name="Table2.A2" office:value-type="string">
            <text:p text:style-name="P68"><draw:custom-shape text:anchor-type="char" draw:z-index="69" draw:name="Shape3" draw:style-name="gr16" draw:text-style-name="P101" svg:width="0.638cm" svg:height="3.35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21"><text:span text:style-name="T1">m1</text:span><text:span text:style-name="T7">1</text:span></text:p>
          </table:table-cell>
          <table:table-cell table:style-name="Table2.A2" office:value-type="string">
            <text:p text:style-name="P68"><draw:line text:anchor-type="char" draw:z-index="38" draw:name="Shape6" draw:style-name="gr4" draw:text-style-name="P102" svg:x1="1.408cm" svg:y1="0.328cm" svg:x2="0.448cm" svg:y2="1.767cm"><text:p/></draw:line><draw:custom-shape text:anchor-type="char" draw:z-index="66" draw:name="Shape3" draw:style-name="gr16" draw:text-style-name="P101" svg:width="0.638cm" svg:height="3.35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21"><text:span text:style-name="T1">m1</text:span><text:span text:style-name="T7">0</text:span></text:p>
          </table:table-cell>
          <table:table-cell table:style-name="Table2.A2" office:value-type="string">
            <text:p text:style-name="P89"><draw:line text:anchor-type="char" draw:z-index="19" draw:name="Shape6" draw:style-name="gr4" draw:text-style-name="P102" svg:x1="1.364cm" svg:y1="0.275cm" svg:x2="0.369cm" svg:y2="1.767cm"><text:p/></draw:line><draw:custom-shape text:anchor-type="char" draw:z-index="63" draw:name="Shape3" draw:style-name="gr16" draw:text-style-name="P101" svg:width="0.638cm" svg:height="3.35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94">fs5</text:p>
          </table:table-cell>
          <table:table-cell table:style-name="Table2.A2" office:value-type="string">
            <text:p text:style-name="P55"><draw:line text:anchor-type="char" draw:z-index="11" draw:name="Shape6" draw:style-name="gr4" draw:text-style-name="P102" svg:x1="1.363cm" svg:y1="0.275cm" svg:x2="0.395cm" svg:y2="1.794cm"><text:p/></draw:line><draw:custom-shape text:anchor-type="char" draw:z-index="60" draw:name="Shape3" draw:style-name="gr15" draw:text-style-name="P101" svg:width="0.638cm" svg:height="3.407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61">fs3</text:p>
          </table:table-cell>
          <table:table-cell table:style-name="Table2.A2" office:value-type="string">
            <text:p text:style-name="P55"><draw:line text:anchor-type="char" draw:z-index="4" draw:name="Shape6" draw:style-name="gr4" draw:text-style-name="P102" svg:x1="1.364cm" svg:y1="0.275cm" svg:x2="0.422cm" svg:y2="1.794cm"><text:p/></draw:line><draw:custom-shape text:anchor-type="char" draw:z-index="57" draw:name="Shape3" draw:style-name="gr13" draw:text-style-name="P101" svg:width="0.638cm" svg:height="3.46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61">fs1</text:p>
          </table:table-cell>
          <table:table-cell table:style-name="Table2.A2" office:value-type="string">
            <text:p text:style-name="P55"><draw:line text:anchor-type="char" draw:z-index="5" draw:name="Shape4" draw:style-name="gr5" draw:text-style-name="P102" svg:x1="1.263cm" svg:y1="0.328cm" svg:x2="0.395cm" svg:y2="1.794cm"><text:p/></draw:line>●<draw:custom-shape text:anchor-type="char" draw:z-index="54" draw:name="Shape3" draw:style-name="gr13" draw:text-style-name="P101" svg:width="0.638cm" svg:height="3.46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62">fs0</text:p>
          </table:table-cell>
          <table:table-cell table:style-name="Table2.A2" office:value-type="string">
            <text:p text:style-name="P55">●<draw:custom-shape text:anchor-type="char" draw:z-index="50" draw:name="Shape3" draw:style-name="gr13" draw:text-style-name="P101" svg:width="0.638cm" svg:height="3.46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43"><text:span text:style-name="T2">h</text:span><text:span text:style-name="T1">s0</text:span></text:p>
          </table:table-cell>
          <table:table-cell table:style-name="Table2.A2" office:value-type="string">
            <text:p text:style-name="P68">●</text:p>
            <text:p text:style-name="P25"><text:span text:style-name="T1">m</text:span><text:span text:style-name="T6">4</text:span></text:p>
          </table:table-cell>
          <table:table-cell table:style-name="Table2.A2" office:value-type="string">
            <text:p text:style-name="P68">●</text:p>
            <text:p text:style-name="P25"><text:span text:style-name="T1">m</text:span><text:span text:style-name="T6">3</text:span></text:p>
          </table:table-cell>
          <table:table-cell table:style-name="Table2.A2" office:value-type="string">
            <text:p text:style-name="P68">●</text:p>
            <text:p text:style-name="P25"><text:span text:style-name="T5">m</text:span><text:span text:style-name="T6">2</text:span></text:p>
          </table:table-cell>
          <table:table-cell table:style-name="Table2.A2" office:value-type="string">
            <text:p text:style-name="P68">●</text:p>
            <text:p text:style-name="P25"><text:span text:style-name="T1">m</text:span><text:span text:style-name="T6">1</text:span></text:p>
          </table:table-cell>
          <table:table-cell table:style-name="Table2.P2" office:value-type="string">
            <text:p text:style-name="P68">●</text:p>
            <text:p text:style-name="P25"><text:span text:style-name="T1">m</text:span><text:span text:style-name="T6">0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8">●</text:p>
            <text:p text:style-name="P73">7,6</text:p>
          </table:table-cell>
          <table:table-cell table:style-name="Table2.A2" office:value-type="string">
            <text:p text:style-name="P68">●</text:p>
            <text:p text:style-name="P73">6,7</text:p>
          </table:table-cell>
          <table:table-cell table:style-name="Table2.A2" office:value-type="string">
            <text:p text:style-name="P68"><draw:custom-shape text:anchor-type="char" draw:z-index="72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73">5,7</text:p>
          </table:table-cell>
          <table:table-cell table:style-name="Table2.A2" office:value-type="string">
            <text:p text:style-name="P68">●</text:p>
            <text:p text:style-name="P75">4,7</text:p>
          </table:table-cell>
          <table:table-cell table:style-name="Table2.A2" office:value-type="string">
            <text:p text:style-name="P90">●</text:p>
            <text:p text:style-name="P94">fc5</text:p>
          </table:table-cell>
          <table:table-cell table:style-name="Table2.A2" office:value-type="string">
            <text:p text:style-name="P56">●</text:p>
            <text:p text:style-name="P63">fc3</text:p>
          </table:table-cell>
          <table:table-cell table:style-name="Table2.A2" office:value-type="string">
            <text:p text:style-name="P56">●</text:p>
            <text:p text:style-name="P61">fc1</text:p>
          </table:table-cell>
          <table:table-cell table:style-name="Table2.A2" office:value-type="string">
            <text:p text:style-name="P55">●</text:p>
            <text:p text:style-name="P43"><text:span text:style-name="T1">fc</text:span><text:span text:style-name="T3">0</text:span></text:p>
          </table:table-cell>
          <table:table-cell table:style-name="Table2.A2" office:value-type="string">
            <text:p text:style-name="P55">●</text:p>
            <text:p text:style-name="P62">hc0</text:p>
          </table:table-cell>
          <table:table-cell table:style-name="Table2.A2" office:value-type="string">
            <text:p text:style-name="P68">●</text:p>
            <text:p text:style-name="P20"><text:span text:style-name="T1">0,</text:span><text:span text:style-name="T5">5</text:span></text:p>
          </table:table-cell>
          <table:table-cell table:style-name="Table2.A2" office:value-type="string">
            <text:p text:style-name="P68"><draw:custom-shape text:anchor-type="char" draw:z-index="37" draw:name="Shape2" draw:style-name="gr12" draw:text-style-name="P103" svg:width="0.609cm" svg:height="1.708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28"><text:span text:style-name="T1">0,</text:span><text:span text:style-name="T9">4</text:span></text:p>
          </table:table-cell>
          <table:table-cell table:style-name="Table2.A2" office:value-type="string">
            <text:p text:style-name="P68">●</text:p>
            <text:p text:style-name="P76">0,3</text:p>
          </table:table-cell>
          <table:table-cell table:style-name="Table2.A2" office:value-type="string">
            <text:p text:style-name="P68">●</text:p>
            <text:p text:style-name="P76">0,<text:span text:style-name="T19">2</text:span></text:p>
          </table:table-cell>
          <table:table-cell table:style-name="Table2.A2" office:value-type="string">
            <text:p text:style-name="P68">●</text:p>
            <text:p text:style-name="P76">0,1</text:p>
          </table:table-cell>
          <table:table-cell table:style-name="Table2.P2" office:value-type="string">
            <text:p text:style-name="P68">●</text:p>
            <text:p text:style-name="P76">0,0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8">●</text:p>
            <text:p text:style-name="P73">7,6</text:p>
          </table:table-cell>
          <table:table-cell table:style-name="Table2.A2" office:value-type="string">
            <text:p text:style-name="P68">●</text:p>
            <text:p text:style-name="P73">6,6</text:p>
          </table:table-cell>
          <table:table-cell table:style-name="Table2.A2" office:value-type="string">
            <text:p text:style-name="P68">●</text:p>
            <text:p text:style-name="P75">5,6</text:p>
          </table:table-cell>
          <table:table-cell table:style-name="Table2.A2" office:value-type="string">
            <text:p text:style-name="P67"><draw:line text:anchor-type="char" draw:z-index="24" draw:name="Shape6" draw:style-name="gr4" draw:text-style-name="P102" svg:x1="1.364cm" svg:y1="0.275cm" svg:x2="0.429cm" svg:y2="1.446cm"><text:p/></draw:line>●</text:p>
            <text:p text:style-name="P75">3,7</text:p>
          </table:table-cell>
          <table:table-cell table:style-name="Table2.A2" office:value-type="string">
            <text:p text:style-name="P56"><draw:line text:anchor-type="char" draw:z-index="20" draw:name="Shape6" draw:style-name="gr4" draw:text-style-name="P102" svg:x1="1.364cm" svg:y1="0.275cm" svg:x2="0.482cm" svg:y2="1.393cm"><text:p/></draw:line>●</text:p>
            <text:p text:style-name="P48"><text:span text:style-name="T1">fs</text:span><text:span text:style-name="T4">6</text:span></text:p>
          </table:table-cell>
          <table:table-cell table:style-name="Table2.A2" office:value-type="string">
            <text:p text:style-name="P55"><draw:line text:anchor-type="char" draw:z-index="12" draw:name="Shape6" draw:style-name="gr4" draw:text-style-name="P102" svg:x1="1.363cm" svg:y1="0.275cm" svg:x2="0.402cm" svg:y2="1.42cm"><text:p/></draw:line>●</text:p>
            <text:p text:style-name="P61">fs4</text:p>
          </table:table-cell>
          <table:table-cell table:style-name="Table2.A2" office:value-type="string">
            <text:p text:style-name="P55"><draw:line text:anchor-type="char" draw:z-index="8" draw:name="Shape4" draw:style-name="gr5" draw:text-style-name="P102" svg:x1="1.263cm" svg:y1="0.328cm" svg:x2="0.402cm" svg:y2="1.42cm"><text:p/></draw:line>●</text:p>
            <text:p text:style-name="P61">fs2</text:p>
          </table:table-cell>
          <table:table-cell table:style-name="Table2.A2" office:value-type="string">
            <text:p text:style-name="P55">●</text:p>
            <text:p text:style-name="P61">hs1</text:p>
          </table:table-cell>
          <table:table-cell table:style-name="Table2.A2" office:value-type="string">
            <text:p text:style-name="P68">●</text:p>
            <text:p text:style-name="P20"><text:span text:style-name="T1">1,</text:span><text:span text:style-name="T5">4</text:span></text:p>
          </table:table-cell>
          <table:table-cell table:style-name="Table2.A2" office:value-type="string">
            <text:p text:style-name="P68">●</text:p>
            <text:p text:style-name="P79">1,3</text:p>
          </table:table-cell>
          <table:table-cell table:style-name="Table2.A2" office:value-type="string">
            <text:p text:style-name="P68">●</text:p>
            <text:p text:style-name="P79">1,2</text:p>
          </table:table-cell>
          <table:table-cell table:style-name="Table2.A2" office:value-type="string">
            <text:p text:style-name="P68">●</text:p>
            <text:p text:style-name="P79">1,1</text:p>
          </table:table-cell>
          <table:table-cell table:style-name="Table2.A2" office:value-type="string">
            <text:p text:style-name="P68">●</text:p>
            <text:p text:style-name="P79">1,0</text:p>
          </table:table-cell>
          <table:table-cell table:style-name="Table2.P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8">●</text:p>
            <text:p text:style-name="P73">7,5</text:p>
          </table:table-cell>
          <table:table-cell table:style-name="Table2.A2" office:value-type="string">
            <text:p text:style-name="P68"><draw:custom-shape text:anchor-type="char" draw:z-index="68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75">6,5</text:p>
          </table:table-cell>
          <table:table-cell table:style-name="Table2.A2" office:value-type="string">
            <text:p text:style-name="P57"><draw:custom-shape text:anchor-type="char" draw:z-index="65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48"><text:span text:style-name="T1">fc</text:span><text:span text:style-name="T4">6</text:span></text:p>
          </table:table-cell>
          <table:table-cell table:style-name="Table2.A2" office:value-type="string">
            <text:p text:style-name="P55"><draw:custom-shape text:anchor-type="char" draw:z-index="62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61">fc<text:span text:style-name="T18">4</text:span></text:p>
          </table:table-cell>
          <table:table-cell table:style-name="Table2.A2" office:value-type="string">
            <text:p text:style-name="P55"><draw:custom-shape text:anchor-type="paragraph" draw:z-index="59" draw:name="Shape3" draw:style-name="gr14" draw:text-style-name="P101" svg:width="0.638cm" svg:height="3.084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61">fc2</text:p>
          </table:table-cell>
          <table:table-cell table:style-name="Table2.A2" office:value-type="string">
            <text:p text:style-name="P55"><draw:custom-shape text:anchor-type="char" draw:z-index="58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61">hc1</text:p>
          </table:table-cell>
          <table:table-cell table:style-name="Table2.A2" office:value-type="string">
            <text:p text:style-name="P68">●<draw:custom-shape text:anchor-type="char" draw:z-index="53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21"><text:span text:style-name="T1">m</text:span><text:span text:style-name="T6">6</text:span></text:p>
          </table:table-cell>
          <table:table-cell table:style-name="Table2.A2" office:value-type="string">
            <text:p text:style-name="P68">●<draw:custom-shape text:anchor-type="char" draw:z-index="49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82">2,3</text:p>
          </table:table-cell>
          <table:table-cell table:style-name="Table2.A2" office:value-type="string">
            <text:p text:style-name="P68"><draw:custom-shape text:anchor-type="char" draw:z-index="36" draw:name="Shape3" draw:style-name="gr11" draw:text-style-name="P101" svg:width="0.638cm" svg:height="3.08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28"><text:span text:style-name="T1">2,</text:span><text:span text:style-name="T8">2</text:span></text:p>
          </table:table-cell>
          <table:table-cell table:style-name="Table2.A2" office:value-type="string">
            <text:p text:style-name="P68"><draw:custom-shape text:anchor-type="char" draw:z-index="34" draw:name="Shape2" draw:style-name="gr10" draw:text-style-name="P103" svg:width="0.609cm" svg:height="2.243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79">2,1</text:p>
          </table:table-cell>
          <table:table-cell table:style-name="Table2.A2" office:value-type="string">
            <text:p text:style-name="P68">●</text:p>
            <text:p text:style-name="P79">2,0</text:p>
          </table:table-cell>
          <table:table-cell table:style-name="Table2.A2" office:value-type="string">
            <text:p text:style-name="P14"/>
          </table:table-cell>
          <table:table-cell table:style-name="Table2.P2" office:value-type="string">
            <text:p text:style-name="P100"/>
          </table:table-cell>
        </table:table-row>
        <table:table-row>
          <table:table-cell table:style-name="Table2.A2" office:value-type="string">
            <text:p text:style-name="P14"><draw:frame text:anchor-type="paragraph" draw:z-index="15" draw:name="Shape5" draw:style-name="gr7" draw:text-style-name="P103" svg:width="1.853cm" svg:height="0.71cm" svg:x="-2.138cm" svg:y="0.568cm"><draw:text-box><text:p>Cap -6</text:p></draw:text-box></draw:frame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67"><draw:line text:anchor-type="char" draw:z-index="26" draw:name="Shape6" draw:style-name="gr4" draw:text-style-name="P102" svg:x1="1.363cm" svg:y1="0.275cm" svg:x2="0.455cm" svg:y2="1.452cm"><text:p/></draw:line>●</text:p>
            <text:p text:style-name="P75">7,4</text:p>
          </table:table-cell>
          <table:table-cell table:style-name="Table2.A2" office:value-type="string">
            <text:p text:style-name="P55">●</text:p>
            <text:p text:style-name="P48"><text:span text:style-name="T1">fs</text:span><text:span text:style-name="T4">7</text:span></text:p>
          </table:table-cell>
          <table:table-cell table:style-name="Table2.A2" office:value-type="string">
            <text:p text:style-name="P68">●<draw:line text:anchor-type="char" draw:z-index="21" draw:name="Shape4" draw:style-name="gr5" draw:text-style-name="P102" svg:x1="1.263cm" svg:y1="0.328cm" svg:x2="0.402cm" svg:y2="1.399cm"><text:p/></draw:line></text:p>
            <text:p text:style-name="P22"><text:span text:style-name="T1">m</text:span><text:span text:style-name="T7">9</text:span></text:p>
          </table:table-cell>
          <table:table-cell table:style-name="Table2.A2" office:value-type="string">
            <text:p text:style-name="P55"><draw:line text:anchor-type="char" draw:z-index="14" draw:name="Shape4" draw:style-name="gr5" draw:text-style-name="P102" svg:x1="1.263cm" svg:y1="0.328cm" svg:x2="0.455cm" svg:y2="1.319cm"><text:p/></draw:line>●</text:p>
            <text:p text:style-name="P63">hs3</text:p>
          </table:table-cell>
          <table:table-cell table:style-name="Table2.A2" office:value-type="string">
            <text:p text:style-name="P55">●</text:p>
            <text:p text:style-name="P63">hs2</text:p>
          </table:table-cell>
          <table:table-cell table:style-name="Table2.A2" office:value-type="string">
            <text:p text:style-name="P68">●</text:p>
            <text:p text:style-name="P75">0,6</text:p>
          </table:table-cell>
          <table:table-cell table:style-name="Table2.A2" office:value-type="string">
            <text:p text:style-name="P68">●</text:p>
            <text:p text:style-name="P82">3,2</text:p>
          </table:table-cell>
          <table:table-cell table:style-name="Table2.A2" office:value-type="string">
            <text:p text:style-name="P68">●</text:p>
            <text:p text:style-name="P83">3,1</text:p>
          </table:table-cell>
          <table:table-cell table:style-name="Table2.A2" office:value-type="string">
            <text:p text:style-name="P68">●</text:p>
            <text:p text:style-name="P83">3,0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P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>●</text:p>
            <text:p text:style-name="P48"><text:span text:style-name="T1">fc</text:span><text:span text:style-name="T4">7</text:span></text:p>
          </table:table-cell>
          <table:table-cell table:style-name="Table2.A2" office:value-type="string">
            <text:p text:style-name="P68">●</text:p>
            <text:p text:style-name="P75">4,6</text:p>
          </table:table-cell>
          <table:table-cell table:style-name="Table2.A2" office:value-type="string">
            <text:p text:style-name="P55">●</text:p>
            <text:p text:style-name="P63">hc3</text:p>
          </table:table-cell>
          <table:table-cell table:style-name="Table2.A2" office:value-type="string">
            <text:p text:style-name="P55">●</text:p>
            <text:p text:style-name="P63">hc2</text:p>
          </table:table-cell>
          <table:table-cell table:style-name="Table2.A2" office:value-type="string">
            <text:p text:style-name="P68">●</text:p>
            <text:p text:style-name="P21"><text:span text:style-name="T1">m</text:span><text:span text:style-name="T7">7</text:span></text:p>
          </table:table-cell>
          <table:table-cell table:style-name="Table2.A2" office:value-type="string">
            <text:p text:style-name="P68">●</text:p>
            <text:p text:style-name="P75">1,5</text:p>
          </table:table-cell>
          <table:table-cell table:style-name="Table2.A2" office:value-type="string">
            <text:p text:style-name="P68">●</text:p>
            <text:p text:style-name="P25"><text:span text:style-name="T1">m</text:span><text:span text:style-name="T6">5</text:span></text:p>
          </table:table-cell>
          <table:table-cell table:style-name="Table2.A2" office:value-type="string">
            <text:p text:style-name="P68">●</text:p>
            <text:p text:style-name="P83">4,0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P2" office:value-type="string">
            <text:p text:style-name="P14"/>
          </table:table-cell>
        </table:table-row>
      </table:table>
      <text:p text:style-name="P1"><draw:line text:anchor-type="paragraph" draw:z-index="2" draw:name="Shape1" draw:style-name="gr2" draw:text-style-name="P102" svg:x1="17.204cm" svg:y1="0.464cm" svg:x2="-1.423cm" svg:y2="0.464cm"><text:p/></draw:line></text:p>
      <text:p text:style-name="P1"/>
      <text:p text:style-name="P2"/>
      <text:p text:style-name="P2"/>
      <text:p text:style-name="P3"/>
      <text:p text:style-name="P3"><draw:polygon text:anchor-type="paragraph" draw:z-index="98" draw:name="Shape7" draw:style-name="gr19" draw:text-style-name="P104" svg:width="5.688cm" svg:height="1.084cm" draw:transform="rotate (-1.5707963267949) translate (3.14854166666667cm 1.16593055555556cm)" svg:viewBox="0 0 5689 1085" draw:points="212,900 5662,900 5689,159 2990,132 2487,873 1217,767 953,79 0,0 53,1085 318,900"><text:p/></draw:polygon><text:s text:c="2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 table:number-columns-repeated="2"/>
        <table:table-column table:style-name="Table4.F"/>
        <table:table-column table:style-name="Table4.C"/>
        <table:table-column table:style-name="Table4.H"/>
        <table:table-column table:style-name="Table4.I"/>
        <table:table-column table:style-name="Table4.J"/>
        <table:table-column table:style-name="Table4.I"/>
        <table:table-column table:style-name="Table4.L"/>
        <table:table-column table:style-name="Table4.J" table:number-columns-repeated="3"/>
        <table:table-column table:style-name="Table4.P"/>
        <table:table-header-rows>
          <table:table-row>
            <table:table-cell table:style-name="Table4.A1" office:value-type="string">
              <text:p text:style-name="P10"><draw:frame text:anchor-type="paragraph" draw:z-index="32" draw:name="Shape5" draw:style-name="gr7" draw:text-style-name="P103" svg:width="1.853cm" svg:height="0.71cm" svg:x="-0.928cm" svg:y="4.336cm"><draw:text-box><text:p>Cap -4</text:p></draw:text-box></draw:frame><draw:line text:anchor-type="paragraph" draw:z-index="33" draw:name="Shape1" draw:style-name="gr2" draw:text-style-name="P102" svg:x1="17.989cm" svg:y1="6.872cm" svg:x2="-0.638cm" svg:y2="6.872cm"><text:p/></draw:line><text:s/>15</text:p>
            </table:table-cell>
            <table:table-cell table:style-name="Table4.A1" office:value-type="string">
              <text:p text:style-name="P10">14</text:p>
            </table:table-cell>
            <table:table-cell table:style-name="Table4.A1" office:value-type="string">
              <text:p text:style-name="P10">13</text:p>
            </table:table-cell>
            <table:table-cell table:style-name="Table4.A1" office:value-type="string">
              <text:p text:style-name="P10">12</text:p>
            </table:table-cell>
            <table:table-cell table:style-name="Table4.A1" office:value-type="string">
              <text:p text:style-name="P10">11</text:p>
            </table:table-cell>
            <table:table-cell table:style-name="Table4.A1" office:value-type="string">
              <text:p text:style-name="P10">10</text:p>
            </table:table-cell>
            <table:table-cell table:style-name="Table4.A1" office:value-type="string">
              <text:p text:style-name="P10">9</text:p>
            </table:table-cell>
            <table:table-cell table:style-name="Table4.A1" office:value-type="string">
              <text:p text:style-name="P10">8</text:p>
            </table:table-cell>
            <table:table-cell table:style-name="Table4.A1" office:value-type="string">
              <text:p text:style-name="P10">7</text:p>
            </table:table-cell>
            <table:table-cell table:style-name="Table4.A1" office:value-type="string">
              <text:p text:style-name="P10">6</text:p>
            </table:table-cell>
            <table:table-cell table:style-name="Table4.A1" office:value-type="string">
              <text:p text:style-name="P10">5</text:p>
            </table:table-cell>
            <table:table-cell table:style-name="Table4.A1" office:value-type="string">
              <text:p text:style-name="P10">4</text:p>
            </table:table-cell>
            <table:table-cell table:style-name="Table4.A1" office:value-type="string">
              <text:p text:style-name="P10">3</text:p>
            </table:table-cell>
            <table:table-cell table:style-name="Table4.A1" office:value-type="string">
              <text:p text:style-name="P10">2</text:p>
            </table:table-cell>
            <table:table-cell table:style-name="Table4.A1" office:value-type="string">
              <text:p text:style-name="P10">1</text:p>
            </table:table-cell>
            <table:table-cell table:style-name="Table4.P1" office:value-type="string">
              <text:p text:style-name="P10">0</text:p>
            </table:table-cell>
          </table:table-row>
        </table:table-header-rows>
        <table:table-row>
          <table:table-cell table:style-name="Table4.A2" office:value-type="string">
            <text:p text:style-name="P69">●</text:p>
            <text:p text:style-name="P23"><text:span text:style-name="T1">m1</text:span><text:span text:style-name="T7">5</text:span></text:p>
          </table:table-cell>
          <table:table-cell table:style-name="Table4.A2" office:value-type="string">
            <text:p text:style-name="P68">●</text:p>
            <text:p text:style-name="P22"><text:span text:style-name="T1">m1</text:span><text:span text:style-name="T7">4</text:span></text:p>
          </table:table-cell>
          <table:table-cell table:style-name="Table4.A2" office:value-type="string">
            <text:p text:style-name="P69">●<draw:line text:anchor-type="char" draw:z-index="73" draw:name="Shape6" draw:style-name="gr4" draw:text-style-name="P102" svg:x1="1.407cm" svg:y1="0.328cm" svg:x2="0.379cm" svg:y2="1.824cm"><text:p/></draw:line></text:p>
            <text:p text:style-name="P84">m13</text:p>
          </table:table-cell>
          <table:table-cell table:style-name="Table4.A2" office:value-type="string">
            <text:p text:style-name="P91"><draw:line text:anchor-type="char" draw:z-index="70" draw:name="Shape6" draw:style-name="gr4" draw:text-style-name="P102" svg:x1="1.407cm" svg:y1="0.328cm" svg:x2="0.379cm" svg:y2="1.824cm"><text:p/></draw:line>●</text:p>
            <text:p text:style-name="P95">fs23</text:p>
            <text:p text:style-name="P18"/>
          </table:table-cell>
          <table:table-cell table:style-name="Table4.A2" office:value-type="string">
            <text:p text:style-name="P91"><draw:line text:anchor-type="char" draw:z-index="64" draw:name="Shape6" draw:style-name="gr4" draw:text-style-name="P102" svg:x1="1.407cm" svg:y1="0.328cm" svg:x2="0.379cm" svg:y2="1.824cm"><text:p/></draw:line>●</text:p>
            <text:p text:style-name="P95">fs21</text:p>
          </table:table-cell>
          <table:table-cell table:style-name="Table4.A2" office:value-type="string">
            <text:p text:style-name="P91"><draw:line text:anchor-type="char" draw:z-index="45" draw:name="Shape6" draw:style-name="gr4" draw:text-style-name="P102" svg:x1="1.407cm" svg:y1="0.328cm" svg:x2="0.379cm" svg:y2="1.824cm"><text:p/></draw:line>●</text:p>
            <text:p text:style-name="P96">fs19</text:p>
          </table:table-cell>
          <table:table-cell table:style-name="Table4.A2" office:value-type="string">
            <text:p text:style-name="P91"><draw:line text:anchor-type="char" draw:z-index="43" draw:name="Shape6" draw:style-name="gr4" draw:text-style-name="P102" svg:x1="1.665cm" svg:y1="0.289cm" svg:x2="0.485cm" svg:y2="1.771cm"><text:p/></draw:line>●</text:p>
            <text:p text:style-name="P35"><text:span text:style-name="T1">fs</text:span><text:span text:style-name="T13">17</text:span></text:p>
          </table:table-cell>
          <table:table-cell table:style-name="Table4.A2" office:value-type="string">
            <text:p text:style-name="P58">●<draw:line text:anchor-type="char" draw:z-index="56" draw:name="Shape6" draw:style-name="gr4" draw:text-style-name="P102" svg:x1="1.559cm" svg:y1="0.289cm" svg:x2="0.58cm" svg:y2="1.744cm"><text:p/></draw:line></text:p>
            <text:p text:style-name="P46"><text:span text:style-name="T1">f</text:span><text:span text:style-name="T12">s15</text:span></text:p>
          </table:table-cell>
          <table:table-cell table:style-name="Table4.A2" office:value-type="string">
            <text:p text:style-name="P58"><draw:line text:anchor-type="char" draw:z-index="41" draw:name="Shape6" draw:style-name="gr4" draw:text-style-name="P102" svg:x1="1.363cm" svg:y1="0.275cm" svg:x2="0.485cm" svg:y2="1.824cm"><text:p/></draw:line>●</text:p>
            <text:p text:style-name="P46"><text:span text:style-name="T1">fs1</text:span><text:span text:style-name="T11">3</text:span></text:p>
          </table:table-cell>
          <table:table-cell table:style-name="Table4.A2" office:value-type="string">
            <text:p text:style-name="P58">●<draw:line text:anchor-type="char" draw:z-index="51" draw:name="Shape6" draw:style-name="gr4" draw:text-style-name="P102" svg:x1="1.364cm" svg:y1="0.275cm" svg:x2="0.422cm" svg:y2="1.794cm"><text:p/></draw:line></text:p>
            <text:p text:style-name="P44"><text:span text:style-name="T1">f</text:span><text:span text:style-name="T10">s11</text:span></text:p>
          </table:table-cell>
          <table:table-cell table:style-name="Table4.A2" office:value-type="string">
            <text:p text:style-name="P58">●<draw:line text:anchor-type="char" draw:z-index="47" draw:name="Shape6" draw:style-name="gr4" draw:text-style-name="P102" svg:x1="1.364cm" svg:y1="0.275cm" svg:x2="0.422cm" svg:y2="1.794cm"><text:p/></draw:line></text:p>
            <text:p text:style-name="P64">fs9</text:p>
          </table:table-cell>
          <table:table-cell table:style-name="Table4.A2" office:value-type="string">
            <text:p text:style-name="P91"><draw:line text:anchor-type="char" draw:z-index="46" draw:name="Shape4" draw:style-name="gr5" draw:text-style-name="P102" svg:x1="1.263cm" svg:y1="0.328cm" svg:x2="0.395cm" svg:y2="1.794cm"><text:p/></draw:line>●</text:p>
            <text:p text:style-name="P97">fs8</text:p>
            <text:p text:style-name="P37"/>
          </table:table-cell>
          <table:table-cell table:style-name="Table4.A2" office:value-type="string">
            <text:p text:style-name="P91">●</text:p>
            <text:p text:style-name="P97">hs4</text:p>
          </table:table-cell>
          <table:table-cell table:style-name="Table4.A2" office:value-type="string">
            <text:p text:style-name="P69">●</text:p>
            <text:p text:style-name="P26"><text:span text:style-name="T1">m</text:span><text:span text:style-name="T6">2</text:span></text:p>
          </table:table-cell>
          <table:table-cell table:style-name="Table4.A2" office:value-type="string">
            <text:p text:style-name="P69">●</text:p>
            <text:p text:style-name="P26"><text:span text:style-name="T1">m</text:span><text:span text:style-name="T6">1</text:span></text:p>
          </table:table-cell>
          <table:table-cell table:style-name="Table4.P2" office:value-type="string">
            <text:p text:style-name="P69">●</text:p>
            <text:p text:style-name="P26"><text:span text:style-name="T1">m</text:span><text:span text:style-name="T6">0</text:span>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68">●</text:p>
            <text:p text:style-name="P73">7,6</text:p>
          </table:table-cell>
          <table:table-cell table:style-name="Table4.A2" office:value-type="string">
            <text:p text:style-name="P91">●</text:p>
            <text:p text:style-name="P95">fc23</text:p>
          </table:table-cell>
          <table:table-cell table:style-name="Table4.A2" office:value-type="string">
            <text:p text:style-name="P91"><draw:custom-shape text:anchor-type="char" draw:z-index="97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95">fc21</text:p>
          </table:table-cell>
          <table:table-cell table:style-name="Table4.A2" office:value-type="string">
            <text:p text:style-name="P91"><draw:custom-shape text:anchor-type="char" draw:z-index="96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95">fc19</text:p>
          </table:table-cell>
          <table:table-cell table:style-name="Table4.A2" office:value-type="string">
            <text:p text:style-name="P91"><draw:custom-shape text:anchor-type="char" draw:z-index="95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35"><text:span text:style-name="T1">fc</text:span><text:span text:style-name="T13">17</text:span></text:p>
          </table:table-cell>
          <table:table-cell table:style-name="Table4.A2" office:value-type="string">
            <text:p text:style-name="P58"><draw:custom-shape text:anchor-type="char" draw:z-index="94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49"><text:span text:style-name="T1">fc</text:span><text:span text:style-name="T12">15</text:span></text:p>
          </table:table-cell>
          <table:table-cell table:style-name="Table4.A2" office:value-type="string">
            <text:p text:style-name="P58"><draw:custom-shape text:anchor-type="char" draw:z-index="93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52"><text:span text:style-name="T1">fc</text:span><text:span text:style-name="T16">13</text:span></text:p>
          </table:table-cell>
          <table:table-cell table:style-name="Table4.A2" office:value-type="string">
            <text:p text:style-name="P58"><draw:custom-shape text:anchor-type="char" draw:z-index="92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44"><text:span text:style-name="T1">fc</text:span><text:span text:style-name="T10">11</text:span></text:p>
          </table:table-cell>
          <table:table-cell table:style-name="Table4.A2" office:value-type="string">
            <text:p text:style-name="P58"><draw:custom-shape text:anchor-type="char" draw:z-index="91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64">fs9</text:p>
          </table:table-cell>
          <table:table-cell table:style-name="Table4.A2" office:value-type="string">
            <text:p text:style-name="P91"><draw:custom-shape text:anchor-type="char" draw:z-index="90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39"><text:span text:style-name="T2">f</text:span><text:span text:style-name="T1">c8</text:span></text:p>
          </table:table-cell>
          <table:table-cell table:style-name="Table4.A2" office:value-type="string">
            <text:p text:style-name="P91"><draw:custom-shape text:anchor-type="char" draw:z-index="88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97">hc4</text:p>
          </table:table-cell>
          <table:table-cell table:style-name="Table4.A2" office:value-type="string">
            <text:p text:style-name="P69"><draw:custom-shape text:anchor-type="char" draw:z-index="86" draw:name="Shape3" draw:style-name="gr18" draw:text-style-name="P101" svg:width="0.638cm" svg:height="4.114cm" svg:x="0.06cm" svg:y="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26"><text:span text:style-name="T1">m</text:span><text:span text:style-name="T6">3</text:span></text:p>
          </table:table-cell>
          <table:table-cell table:style-name="Table4.A2" office:value-type="string">
            <text:p text:style-name="P69">●</text:p>
            <text:p text:style-name="P77">0,<text:span text:style-name="T19">2</text:span></text:p>
          </table:table-cell>
          <table:table-cell table:style-name="Table4.A2" office:value-type="string">
            <text:p text:style-name="P69">●</text:p>
            <text:p text:style-name="P77">0,1</text:p>
          </table:table-cell>
          <table:table-cell table:style-name="Table4.P2" office:value-type="string">
            <text:p text:style-name="P69">●</text:p>
            <text:p text:style-name="P77">0,0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68">●</text:p>
            <text:p text:style-name="P73">6,7</text:p>
          </table:table-cell>
          <table:table-cell table:style-name="Table4.A2" office:value-type="string">
            <text:p text:style-name="P91"><draw:line text:anchor-type="char" draw:z-index="71" draw:name="Shape6" draw:style-name="gr4" draw:text-style-name="P102" svg:x1="1.407cm" svg:y1="0.328cm" svg:x2="0.379cm" svg:y2="1.824cm"><text:p/></draw:line>●</text:p>
            <text:p text:style-name="P95">m12</text:p>
          </table:table-cell>
          <table:table-cell table:style-name="Table4.A2" office:value-type="string">
            <text:p text:style-name="P91">●<draw:line text:anchor-type="char" draw:z-index="67" draw:name="Shape6" draw:style-name="gr4" draw:text-style-name="P102" svg:x1="1.407cm" svg:y1="0.328cm" svg:x2="0.379cm" svg:y2="1.824cm"><text:p/></draw:line></text:p>
            <text:p text:style-name="P95">fs22</text:p>
          </table:table-cell>
          <table:table-cell table:style-name="Table4.A2" office:value-type="string">
            <text:p text:style-name="P91"><draw:line text:anchor-type="char" draw:z-index="44" draw:name="Shape6" draw:style-name="gr4" draw:text-style-name="P102" svg:x1="1.363cm" svg:y1="0.275cm" svg:x2="0.379cm" svg:y2="1.776cm"><text:p/></draw:line>●</text:p>
            <text:p text:style-name="P96">fs20</text:p>
          </table:table-cell>
          <table:table-cell table:style-name="Table4.A2" office:value-type="string">
            <text:p text:style-name="P58">●<draw:line text:anchor-type="char" draw:z-index="61" draw:name="Shape6" draw:style-name="gr4" draw:text-style-name="P102" svg:x1="1.628cm" svg:y1="0.275cm" svg:x2="0.464cm" svg:y2="1.776cm"><text:p/></draw:line></text:p>
            <text:p text:style-name="P49"><text:span text:style-name="T1">fs</text:span><text:span text:style-name="T13">18</text:span></text:p>
          </table:table-cell>
          <table:table-cell table:style-name="Table4.A2" office:value-type="string">
            <text:p text:style-name="P58"><draw:line text:anchor-type="char" draw:z-index="42" draw:name="Shape6" draw:style-name="gr4" draw:text-style-name="P102" svg:x1="1.628cm" svg:y1="0.275cm" svg:x2="0.543cm" svg:y2="1.776cm"><text:p/></draw:line>●</text:p>
            <text:p text:style-name="P65">fs16</text:p>
          </table:table-cell>
          <table:table-cell table:style-name="Table4.A2" office:value-type="string">
            <text:p text:style-name="P58">●<draw:line text:anchor-type="char" draw:z-index="55" draw:name="Shape6" draw:style-name="gr4" draw:text-style-name="P102" svg:x1="1.364cm" svg:y1="0.275cm" svg:x2="0.512cm" svg:y2="1.75cm"><text:p/></draw:line></text:p>
            <text:p text:style-name="P46"><text:span text:style-name="T1">fs</text:span><text:span text:style-name="T12">14</text:span></text:p>
          </table:table-cell>
          <table:table-cell table:style-name="Table4.A2" office:value-type="string">
            <text:p text:style-name="P58">●<draw:line text:anchor-type="char" draw:z-index="52" draw:name="Shape6" draw:style-name="gr4" draw:text-style-name="P102" svg:x1="1.364cm" svg:y1="0.275cm" svg:x2="0.385cm" svg:y2="1.75cm"><text:p/></draw:line></text:p>
            <text:p text:style-name="P66">fs12</text:p>
          </table:table-cell>
          <table:table-cell table:style-name="Table4.A2" office:value-type="string">
            <text:p text:style-name="P91">●<draw:line text:anchor-type="char" draw:z-index="48" draw:name="Shape4" draw:style-name="gr5" draw:text-style-name="P102" svg:x1="1.263cm" svg:y1="0.328cm" svg:x2="0.411cm" svg:y2="1.75cm"><text:p/></draw:line></text:p>
            <text:p text:style-name="P39"><text:span text:style-name="T5">f</text:span><text:span text:style-name="T1">s10</text:span></text:p>
          </table:table-cell>
          <table:table-cell table:style-name="Table4.A2" office:value-type="string">
            <text:p text:style-name="P91">●</text:p>
            <text:p text:style-name="P97">hs5</text:p>
          </table:table-cell>
          <table:table-cell table:style-name="Table4.A2" office:value-type="string">
            <text:p text:style-name="P69">●</text:p>
            <text:p text:style-name="P77">0,3</text:p>
          </table:table-cell>
          <table:table-cell table:style-name="Table4.A2" office:value-type="string">
            <text:p text:style-name="P69"><draw:custom-shape text:anchor-type="char" draw:z-index="84" draw:name="Shape2" draw:style-name="gr17" draw:text-style-name="P103" svg:width="0.609cm" svg:height="2.615cm" svg:x="0.111cm" svg:y="0.0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●</text:p>
            <text:p text:style-name="P80">1,1</text:p>
          </table:table-cell>
          <table:table-cell table:style-name="Table4.A2" office:value-type="string">
            <text:p text:style-name="P69">●</text:p>
            <text:p text:style-name="P80">1,0</text:p>
          </table:table-cell>
          <table:table-cell table:style-name="Table4.P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68">●</text:p>
            <text:p text:style-name="P73">7,6</text:p>
          </table:table-cell>
          <table:table-cell table:style-name="Table4.A2" office:value-type="string">
            <text:p text:style-name="P91">●</text:p>
            <text:p text:style-name="P95">fc22</text:p>
          </table:table-cell>
          <table:table-cell table:style-name="Table4.A2" office:value-type="string">
            <text:p text:style-name="P91">●</text:p>
            <text:p text:style-name="P95">fc20</text:p>
          </table:table-cell>
          <table:table-cell table:style-name="Table4.A2" office:value-type="string">
            <text:p text:style-name="P58">●</text:p>
            <text:p text:style-name="P49"><text:span text:style-name="T1">fc</text:span><text:span text:style-name="T13">18</text:span></text:p>
          </table:table-cell>
          <table:table-cell table:style-name="Table4.A2" office:value-type="string">
            <text:p text:style-name="P58">●</text:p>
            <text:p text:style-name="P46"><text:span text:style-name="T1">fc</text:span><text:span text:style-name="T13">16</text:span></text:p>
          </table:table-cell>
          <table:table-cell table:style-name="Table4.A2" office:value-type="string">
            <text:p text:style-name="P58">●</text:p>
            <text:p text:style-name="P46"><text:span text:style-name="T1">fc</text:span><text:span text:style-name="T12">14</text:span></text:p>
          </table:table-cell>
          <table:table-cell table:style-name="Table4.A2" office:value-type="string">
            <text:p text:style-name="P58">●</text:p>
            <text:p text:style-name="P66">fc12</text:p>
          </table:table-cell>
          <table:table-cell table:style-name="Table4.A2" office:value-type="string">
            <text:p text:style-name="P91">●</text:p>
            <text:p text:style-name="P97">fc10</text:p>
          </table:table-cell>
          <table:table-cell table:style-name="Table4.A2" office:value-type="string">
            <text:p text:style-name="P91">●</text:p>
            <text:p text:style-name="P97">hc5</text:p>
          </table:table-cell>
          <table:table-cell table:style-name="Table4.A2" office:value-type="string">
            <text:p text:style-name="P69">●</text:p>
            <text:p text:style-name="P85">m4</text:p>
          </table:table-cell>
          <table:table-cell table:style-name="Table4.A2" office:value-type="string">
            <text:p text:style-name="P69">●</text:p>
            <text:p text:style-name="P80">1,2</text:p>
          </table:table-cell>
          <table:table-cell table:style-name="Table4.A2" office:value-type="string">
            <text:p text:style-name="P69">●</text:p>
            <text:p text:style-name="P80">2,0</text:p>
          </table:table-cell>
          <table:table-cell table:style-name="Table4.A2" office:value-type="string">
            <text:p text:style-name="P16"/>
          </table:table-cell>
          <table:table-cell table:style-name="Table4.P2" office:value-type="string">
            <text:p text:style-name="P16"/>
          </table:table-cell>
        </table:table-row>
      </table:table>
      <text:p text:style-name="P3"/>
      <text:p text:style-name="P3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2"/>
        <table:table-column table:style-name="Table5.F"/>
        <table:table-column table:style-name="Table5.C"/>
        <table:table-column table:style-name="Table5.H"/>
        <table:table-column table:style-name="Table5.I"/>
        <table:table-column table:style-name="Table5.J"/>
        <table:table-column table:style-name="Table5.I"/>
        <table:table-column table:style-name="Table5.L"/>
        <table:table-column table:style-name="Table5.J" table:number-columns-repeated="3"/>
        <table:table-column table:style-name="Table5.P"/>
        <table:table-header-rows>
          <table:table-row>
            <table:table-cell table:style-name="Table5.A1" office:value-type="string">
              <text:p text:style-name="P11"><draw:frame text:anchor-type="paragraph" draw:z-index="74" draw:name="Shape5" draw:style-name="gr7" draw:text-style-name="P103" svg:width="1.853cm" svg:height="0.71cm" svg:x="-0.928cm" svg:y="4.336cm"><draw:text-box><text:p>Cap -3</text:p></draw:text-box></draw:frame><draw:line text:anchor-type="paragraph" draw:z-index="75" draw:name="Shape1" draw:style-name="gr2" draw:text-style-name="P102" svg:x1="18.255cm" svg:y1="5.045cm" svg:x2="-0.372cm" svg:y2="5.045cm"><text:p/></draw:line><text:s/>15</text:p>
            </table:table-cell>
            <table:table-cell table:style-name="Table5.A1" office:value-type="string">
              <text:p text:style-name="P11">14</text:p>
            </table:table-cell>
            <table:table-cell table:style-name="Table5.A1" office:value-type="string">
              <text:p text:style-name="P11">13</text:p>
            </table:table-cell>
            <table:table-cell table:style-name="Table5.A1" office:value-type="string">
              <text:p text:style-name="P11">12</text:p>
            </table:table-cell>
            <table:table-cell table:style-name="Table5.A1" office:value-type="string">
              <text:p text:style-name="P11">11</text:p>
            </table:table-cell>
            <table:table-cell table:style-name="Table5.A1" office:value-type="string">
              <text:p text:style-name="P11">10</text:p>
            </table:table-cell>
            <table:table-cell table:style-name="Table5.A1" office:value-type="string">
              <text:p text:style-name="P11">9</text:p>
            </table:table-cell>
            <table:table-cell table:style-name="Table5.A1" office:value-type="string">
              <text:p text:style-name="P11">8</text:p>
            </table:table-cell>
            <table:table-cell table:style-name="Table5.A1" office:value-type="string">
              <text:p text:style-name="P11">7</text:p>
            </table:table-cell>
            <table:table-cell table:style-name="Table5.A1" office:value-type="string">
              <text:p text:style-name="P11">6</text:p>
            </table:table-cell>
            <table:table-cell table:style-name="Table5.A1" office:value-type="string">
              <text:p text:style-name="P11">5</text:p>
            </table:table-cell>
            <table:table-cell table:style-name="Table5.A1" office:value-type="string">
              <text:p text:style-name="P11">4</text:p>
            </table:table-cell>
            <table:table-cell table:style-name="Table5.A1" office:value-type="string">
              <text:p text:style-name="P11">3</text:p>
            </table:table-cell>
            <table:table-cell table:style-name="Table5.A1" office:value-type="string">
              <text:p text:style-name="P11">2</text:p>
            </table:table-cell>
            <table:table-cell table:style-name="Table5.A1" office:value-type="string">
              <text:p text:style-name="P11">1</text:p>
            </table:table-cell>
            <table:table-cell table:style-name="Table5.P1" office:value-type="string">
              <text:p text:style-name="P11">0</text:p>
            </table:table-cell>
          </table:table-row>
        </table:table-header-rows>
        <table:table-row>
          <table:table-cell table:style-name="Table5.A2" office:value-type="string">
            <text:p text:style-name="P70">●</text:p>
            <text:p text:style-name="P24"><text:span text:style-name="T1">m1</text:span><text:span text:style-name="T7">5</text:span></text:p>
          </table:table-cell>
          <table:table-cell table:style-name="Table5.A2" office:value-type="string">
            <text:p text:style-name="P70"><draw:line text:anchor-type="char" draw:z-index="99" draw:name="Shape6" draw:style-name="gr4" draw:text-style-name="P102" svg:x1="1.407cm" svg:y1="0.328cm" svg:x2="0.379cm" svg:y2="1.824cm"><text:p/></draw:line>●</text:p>
            <text:p text:style-name="P24"><text:span text:style-name="T1">m1</text:span><text:span text:style-name="T7">4</text:span></text:p>
          </table:table-cell>
          <table:table-cell table:style-name="Table5.A2" office:value-type="string">
            <text:p text:style-name="P92">●<draw:line text:anchor-type="char" draw:z-index="76" draw:name="Shape6" draw:style-name="gr4" draw:text-style-name="P102" svg:x1="1.407cm" svg:y1="0.328cm" svg:x2="0.379cm" svg:y2="1.824cm"><text:p/></draw:line></text:p>
            <text:p text:style-name="P98">fs34</text:p>
          </table:table-cell>
          <table:table-cell table:style-name="Table5.A2" office:value-type="string">
            <text:p text:style-name="P92"><draw:line text:anchor-type="char" draw:z-index="77" draw:name="Shape6" draw:style-name="gr4" draw:text-style-name="P102" svg:x1="1.407cm" svg:y1="0.328cm" svg:x2="0.379cm" svg:y2="1.824cm"><text:p/></draw:line>●</text:p>
            <text:p text:style-name="P42"><text:span text:style-name="T1">fs</text:span><text:span text:style-name="T15">33</text:span></text:p>
            <text:p text:style-name="P19"/>
          </table:table-cell>
          <table:table-cell table:style-name="Table5.A2" office:value-type="string">
            <text:p text:style-name="P92"><draw:line text:anchor-type="char" draw:z-index="78" draw:name="Shape6" draw:style-name="gr4" draw:text-style-name="P102" svg:x1="1.407cm" svg:y1="0.328cm" svg:x2="0.379cm" svg:y2="1.824cm"><text:p/></draw:line>●</text:p>
            <text:p text:style-name="P42"><text:span text:style-name="T1">fs</text:span><text:span text:style-name="T15">32</text:span></text:p>
          </table:table-cell>
          <table:table-cell table:style-name="Table5.A2" office:value-type="string">
            <text:p text:style-name="P92"><draw:line text:anchor-type="char" draw:z-index="79" draw:name="Shape6" draw:style-name="gr4" draw:text-style-name="P102" svg:x1="1.407cm" svg:y1="0.328cm" svg:x2="0.379cm" svg:y2="1.824cm"><text:p/></draw:line>●</text:p>
            <text:p text:style-name="P41"><text:span text:style-name="T1">fs</text:span><text:span text:style-name="T15">31</text:span></text:p>
          </table:table-cell>
          <table:table-cell table:style-name="Table5.A2" office:value-type="string">
            <text:p text:style-name="P92"><draw:line text:anchor-type="char" draw:z-index="80" draw:name="Shape6" draw:style-name="gr4" draw:text-style-name="P102" svg:x1="1.665cm" svg:y1="0.289cm" svg:x2="0.485cm" svg:y2="1.771cm"><text:p/></draw:line>●</text:p>
            <text:p text:style-name="P36"><text:span text:style-name="T1">f</text:span><text:span text:style-name="T15">s30</text:span></text:p>
          </table:table-cell>
          <table:table-cell table:style-name="Table5.A2" office:value-type="string">
            <text:p text:style-name="P59">●<draw:line text:anchor-type="char" draw:z-index="81" draw:name="Shape6" draw:style-name="gr4" draw:text-style-name="P102" svg:x1="1.559cm" svg:y1="0.289cm" svg:x2="0.58cm" svg:y2="1.744cm"><text:p/></draw:line></text:p>
            <text:p text:style-name="P47"><text:span text:style-name="T1">f</text:span><text:span text:style-name="T12">s</text:span><text:span text:style-name="T15">29</text:span></text:p>
          </table:table-cell>
          <table:table-cell table:style-name="Table5.A2" office:value-type="string">
            <text:p text:style-name="P59"><draw:line text:anchor-type="char" draw:z-index="82" draw:name="Shape6" draw:style-name="gr4" draw:text-style-name="P102" svg:x1="1.363cm" svg:y1="0.275cm" svg:x2="0.485cm" svg:y2="1.824cm"><text:p/></draw:line>●</text:p>
            <text:p text:style-name="P47"><text:span text:style-name="T1">fs</text:span><text:span text:style-name="T14">28</text:span></text:p>
          </table:table-cell>
          <table:table-cell table:style-name="Table5.A2" office:value-type="string">
            <text:p text:style-name="P59">●<draw:line text:anchor-type="char" draw:z-index="83" draw:name="Shape6" draw:style-name="gr4" draw:text-style-name="P102" svg:x1="1.364cm" svg:y1="0.275cm" svg:x2="0.422cm" svg:y2="1.794cm"><text:p/></draw:line></text:p>
            <text:p text:style-name="P45"><text:span text:style-name="T1">f</text:span><text:span text:style-name="T10">s</text:span><text:span text:style-name="T14">27</text:span></text:p>
          </table:table-cell>
          <table:table-cell table:style-name="Table5.A2" office:value-type="string">
            <text:p text:style-name="P59"><draw:line text:anchor-type="char" draw:z-index="89" draw:name="Shape6" draw:style-name="gr4" draw:text-style-name="P102" svg:x1="1.364cm" svg:y1="0.275cm" svg:x2="0.422cm" svg:y2="1.794cm"><text:p/></draw:line>●</text:p>
            <text:p text:style-name="P51"><text:span text:style-name="T1">fs</text:span><text:span text:style-name="T14">26</text:span></text:p>
          </table:table-cell>
          <table:table-cell table:style-name="Table5.A2" office:value-type="string">
            <text:p text:style-name="P92"><draw:line text:anchor-type="char" draw:z-index="87" draw:name="Shape6" draw:style-name="gr4" draw:text-style-name="P102" svg:x1="1.364cm" svg:y1="0.275cm" svg:x2="0.422cm" svg:y2="1.794cm"><text:p/></draw:line>●</text:p>
            <text:p text:style-name="P40"><text:span text:style-name="T1">f</text:span><text:span text:style-name="T14">s25</text:span></text:p>
            <text:p text:style-name="P38"/>
          </table:table-cell>
          <table:table-cell table:style-name="Table5.A2" office:value-type="string">
            <text:p text:style-name="P92">●<draw:line text:anchor-type="char" draw:z-index="85" draw:name="Shape4" draw:style-name="gr5" draw:text-style-name="P102" svg:x1="1.263cm" svg:y1="0.328cm" svg:x2="0.395cm" svg:y2="1.794cm"><text:p/></draw:line></text:p>
            <text:p text:style-name="P99">fs24</text:p>
          </table:table-cell>
          <table:table-cell table:style-name="Table5.A2" office:value-type="string">
            <text:p text:style-name="P92">●</text:p>
            <text:p text:style-name="P99">hs6</text:p>
          </table:table-cell>
          <table:table-cell table:style-name="Table5.A2" office:value-type="string">
            <text:p text:style-name="P70">●</text:p>
            <text:p text:style-name="P27"><text:span text:style-name="T1">m</text:span><text:span text:style-name="T6">1</text:span></text:p>
          </table:table-cell>
          <table:table-cell table:style-name="Table5.P2" office:value-type="string">
            <text:p text:style-name="P70">●</text:p>
            <text:p text:style-name="P27"><text:span text:style-name="T1">m</text:span><text:span text:style-name="T6">0</text:span></text:p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92">●</text:p>
            <text:p text:style-name="P98">fc34</text:p>
          </table:table-cell>
          <table:table-cell table:style-name="Table5.A2" office:value-type="string">
            <text:p text:style-name="P92">●</text:p>
            <text:p text:style-name="P42"><text:span text:style-name="T1">fc</text:span><text:span text:style-name="T15">33</text:span></text:p>
          </table:table-cell>
          <table:table-cell table:style-name="Table5.A2" office:value-type="string">
            <text:p text:style-name="P92">●</text:p>
            <text:p text:style-name="P42"><text:span text:style-name="T1">fc</text:span><text:span text:style-name="T15">32</text:span></text:p>
          </table:table-cell>
          <table:table-cell table:style-name="Table5.A2" office:value-type="string">
            <text:p text:style-name="P92">●</text:p>
            <text:p text:style-name="P42"><text:span text:style-name="T1">fc</text:span><text:span text:style-name="T15">31</text:span></text:p>
          </table:table-cell>
          <table:table-cell table:style-name="Table5.A2" office:value-type="string">
            <text:p text:style-name="P92">●</text:p>
            <text:p text:style-name="P36"><text:span text:style-name="T1">fc</text:span><text:span text:style-name="T15">30</text:span></text:p>
          </table:table-cell>
          <table:table-cell table:style-name="Table5.A2" office:value-type="string">
            <text:p text:style-name="P59">●</text:p>
            <text:p text:style-name="P50"><text:span text:style-name="T1">fc</text:span><text:span text:style-name="T15">29</text:span></text:p>
          </table:table-cell>
          <table:table-cell table:style-name="Table5.A2" office:value-type="string">
            <text:p text:style-name="P59">●</text:p>
            <text:p text:style-name="P53"><text:span text:style-name="T1">fc</text:span><text:span text:style-name="T17">28</text:span></text:p>
          </table:table-cell>
          <table:table-cell table:style-name="Table5.A2" office:value-type="string">
            <text:p text:style-name="P59">●</text:p>
            <text:p text:style-name="P45"><text:span text:style-name="T1">fc</text:span><text:span text:style-name="T14">27</text:span></text:p>
          </table:table-cell>
          <table:table-cell table:style-name="Table5.A2" office:value-type="string">
            <text:p text:style-name="P59">●</text:p>
            <text:p text:style-name="P51"><text:span text:style-name="T1">f</text:span><text:span text:style-name="T14">c26</text:span></text:p>
          </table:table-cell>
          <table:table-cell table:style-name="Table5.A2" office:value-type="string">
            <text:p text:style-name="P92">●</text:p>
            <text:p text:style-name="P40"><text:span text:style-name="T2">f</text:span><text:span text:style-name="T1">c</text:span><text:span text:style-name="T14">25</text:span></text:p>
          </table:table-cell>
          <table:table-cell table:style-name="Table5.A2" office:value-type="string">
            <text:p text:style-name="P92">●</text:p>
            <text:p text:style-name="P40"><text:span text:style-name="T14">fc2</text:span><text:span text:style-name="T1">4</text:span></text:p>
          </table:table-cell>
          <table:table-cell table:style-name="Table5.A2" office:value-type="string">
            <text:p text:style-name="P92">●</text:p>
            <text:p text:style-name="P99">hc6</text:p>
          </table:table-cell>
          <table:table-cell table:style-name="Table5.A2" office:value-type="string">
            <text:p text:style-name="P70">●</text:p>
            <text:p text:style-name="P27"><text:span text:style-name="T1">m</text:span><text:span text:style-name="T6">2</text:span></text:p>
          </table:table-cell>
          <table:table-cell table:style-name="Table5.A2" office:value-type="string">
            <text:p text:style-name="P70">●</text:p>
            <text:p text:style-name="P78">0,1</text:p>
          </table:table-cell>
          <table:table-cell table:style-name="Table5.P2" office:value-type="string">
            <text:p text:style-name="P70">●</text:p>
            <text:p text:style-name="P78">0,0</text:p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1">●</text:p>
            <text:p text:style-name="P74">7,6</text:p>
          </table:table-cell>
          <table:table-cell table:style-name="Table5.A2" office:value-type="string">
            <text:p text:style-name="P70">●</text:p>
            <text:p text:style-name="P86">fc23</text:p>
          </table:table-cell>
          <table:table-cell table:style-name="Table5.A2" office:value-type="string">
            <text:p text:style-name="P70">●</text:p>
            <text:p text:style-name="P87">fs22</text:p>
          </table:table-cell>
          <table:table-cell table:style-name="Table5.A2" office:value-type="string">
            <text:p text:style-name="P70">●</text:p>
            <text:p text:style-name="P30"><text:span text:style-name="T1">fs</text:span><text:span text:style-name="T15">21</text:span></text:p>
          </table:table-cell>
          <table:table-cell table:style-name="Table5.A2" office:value-type="string">
            <text:p text:style-name="P92">●</text:p>
            <text:p text:style-name="P32"><text:span text:style-name="T1">fs</text:span><text:span text:style-name="T15">19</text:span></text:p>
          </table:table-cell>
          <table:table-cell table:style-name="Table5.A2" office:value-type="string">
            <text:p text:style-name="P70">●</text:p>
            <text:p text:style-name="P34"><text:span text:style-name="T1">fs</text:span><text:span text:style-name="T13">1</text:span><text:span text:style-name="T15">7</text:span></text:p>
          </table:table-cell>
          <table:table-cell table:style-name="Table5.A2" office:value-type="string">
            <text:p text:style-name="P70">●</text:p>
            <text:p text:style-name="P32"><text:span text:style-name="T1">fs</text:span><text:span text:style-name="T14">15</text:span></text:p>
          </table:table-cell>
          <table:table-cell table:style-name="Table5.A2" office:value-type="string">
            <text:p text:style-name="P70">●</text:p>
            <text:p text:style-name="P33"><text:span text:style-name="T1">fs</text:span><text:span text:style-name="T12">1</text:span><text:span text:style-name="T15">3</text:span></text:p>
          </table:table-cell>
          <table:table-cell table:style-name="Table5.A2" office:value-type="string">
            <text:p text:style-name="P70">●</text:p>
            <text:p text:style-name="P31"><text:span text:style-name="T1">fs1</text:span><text:span text:style-name="T14">1</text:span></text:p>
          </table:table-cell>
          <table:table-cell table:style-name="Table5.A2" office:value-type="string">
            <text:p text:style-name="P70">●</text:p>
            <text:p text:style-name="P29"><text:span text:style-name="T5">f</text:span><text:span text:style-name="T1">s</text:span><text:span text:style-name="T14">9</text:span></text:p>
          </table:table-cell>
          <table:table-cell table:style-name="Table5.A2" office:value-type="string">
            <text:p text:style-name="P70">●</text:p>
            <text:p text:style-name="P88">fs8</text:p>
          </table:table-cell>
          <table:table-cell table:style-name="Table5.A2" office:value-type="string">
            <text:p text:style-name="P70">●</text:p>
            <text:p text:style-name="P88">hs4</text:p>
          </table:table-cell>
          <table:table-cell table:style-name="Table5.A2" office:value-type="string">
            <text:p text:style-name="P70">●</text:p>
            <text:p text:style-name="P78">0,<text:span text:style-name="T19">2</text:span></text:p>
          </table:table-cell>
          <table:table-cell table:style-name="Table5.A2" office:value-type="string">
            <text:p text:style-name="P70">●</text:p>
            <text:p text:style-name="P81">1,0</text:p>
          </table:table-cell>
          <table:table-cell table:style-name="Table5.P2" office:value-type="string">
            <text:p text:style-name="P17"/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/>
        <table:table-column table:style-name="Table3.C"/>
        <table:table-column table:style-name="Table3.F"/>
        <table:table-column table:style-name="Table3.D" table:number-columns-repeated="6"/>
        <table:table-column table:style-name="Table3.F"/>
        <table:table-column table:style-name="Table3.Q"/>
        <table:table-header-rows>
          <table:table-row>
            <table:table-cell table:style-name="Table3.A1" office:value-type="string">
              <text:p text:style-name="P8">16</text:p>
            </table:table-cell>
            <table:table-cell table:style-name="Table3.A1" office:value-type="string">
              <text:p text:style-name="P8">15</text:p>
            </table:table-cell>
            <table:table-cell table:style-name="Table3.A1" office:value-type="string">
              <text:p text:style-name="P8">14</text:p>
            </table:table-cell>
            <table:table-cell table:style-name="Table3.A1" office:value-type="string">
              <text:p text:style-name="P8">13</text:p>
            </table:table-cell>
            <table:table-cell table:style-name="Table3.A1" office:value-type="string">
              <text:p text:style-name="P8">12</text:p>
            </table:table-cell>
            <table:table-cell table:style-name="Table3.A1" office:value-type="string">
              <text:p text:style-name="P8">11</text:p>
            </table:table-cell>
            <table:table-cell table:style-name="Table3.A1" office:value-type="string">
              <text:p text:style-name="P8">10</text:p>
            </table:table-cell>
            <table:table-cell table:style-name="Table3.A1" office:value-type="string">
              <text:p text:style-name="P8">9</text:p>
            </table:table-cell>
            <table:table-cell table:style-name="Table3.A1" office:value-type="string">
              <text:p text:style-name="P8">8</text:p>
            </table:table-cell>
            <table:table-cell table:style-name="Table3.A1" office:value-type="string">
              <text:p text:style-name="P8">7</text:p>
            </table:table-cell>
            <table:table-cell table:style-name="Table3.A1" office:value-type="string">
              <text:p text:style-name="P8">6</text:p>
            </table:table-cell>
            <table:table-cell table:style-name="Table3.A1" office:value-type="string">
              <text:p text:style-name="P8">5</text:p>
            </table:table-cell>
            <table:table-cell table:style-name="Table3.A1" office:value-type="string">
              <text:p text:style-name="P8">4</text:p>
            </table:table-cell>
            <table:table-cell table:style-name="Table3.A1" office:value-type="string">
              <text:p text:style-name="P8">3</text:p>
            </table:table-cell>
            <table:table-cell table:style-name="Table3.A1" office:value-type="string">
              <text:p text:style-name="P8">2</text:p>
            </table:table-cell>
            <table:table-cell table:style-name="Table3.A1" office:value-type="string">
              <text:p text:style-name="P8">1</text:p>
            </table:table-cell>
            <table:table-cell table:style-name="Table3.Q1" office:value-type="string">
              <text:p text:style-name="P8">0</text:p>
            </table:table-cell>
          </table:table-row>
        </table:table-header-rows>
        <table:table-row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draw:line text:anchor-type="char" draw:z-index="27" draw:name="Shape6" draw:style-name="gr4" draw:text-style-name="P102" svg:x1="1.364cm" svg:y1="0.275cm" svg:x2="0.457cm" svg:y2="0.887cm"><text:p/></draw:line>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draw:line text:anchor-type="char" draw:z-index="40" draw:name="Shape6" draw:style-name="gr4" draw:text-style-name="P102" svg:x1="1.364cm" svg:y1="0.275cm" svg:x2="0.457cm" svg:y2="0.887cm"><text:p/></draw:line></text:p>
          </table:table-cell>
          <table:table-cell table:style-name="Table3.A2" office:value-type="string">
            <text:p text:style-name="P93">●<draw:line text:anchor-type="char" draw:z-index="35" draw:name="Shape4" draw:style-name="gr5" draw:text-style-name="P102" svg:x1="1.263cm" svg:y1="0.328cm" svg:x2="0.46cm" svg:y2="0.894cm"><text:p/></draw:line></text:p>
          </table:table-cell>
          <table:table-cell table:style-name="Table3.A2" office:value-type="string">
            <text:p text:style-name="P93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Q2" office:value-type="string">
            <text:p text:style-name="P72">●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93">●</text:p>
          </table:table-cell>
          <table:table-cell table:style-name="Table3.A2" office:value-type="string">
            <text:p text:style-name="P93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Q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<draw:line text:anchor-type="char" draw:z-index="28" draw:name="Shape6" draw:style-name="gr4" draw:text-style-name="P102" svg:x1="1.364cm" svg:y1="0.275cm" svg:x2="0.457cm" svg:y2="0.887cm"><text:p/></draw:line>●</text:p>
          </table:table-cell>
          <table:table-cell table:style-name="Table3.A2" office:value-type="string">
            <text:p text:style-name="P60"><draw:line text:anchor-type="char" draw:z-index="29" draw:name="Shape6" draw:style-name="gr4" draw:text-style-name="P102" svg:x1="1.364cm" svg:y1="0.275cm" svg:x2="0.457cm" svg:y2="0.887cm"><text:p/></draw:line>●</text:p>
          </table:table-cell>
          <table:table-cell table:style-name="Table3.A2" office:value-type="string">
            <text:p text:style-name="P60">●<draw:line text:anchor-type="char" draw:z-index="30" draw:name="Shape6" draw:style-name="gr4" draw:text-style-name="P102" svg:x1="1.364cm" svg:y1="0.275cm" svg:x2="0.457cm" svg:y2="0.887cm"><text:p/></draw:line></text:p>
          </table:table-cell>
          <table:table-cell table:style-name="Table3.A2" office:value-type="string">
            <text:p text:style-name="P60"><draw:line text:anchor-type="char" draw:z-index="31" draw:name="Shape4" draw:style-name="gr5" draw:text-style-name="P102" svg:x1="1.263cm" svg:y1="0.328cm" svg:x2="0.46cm" svg:y2="0.894cm"><text:p/></draw:line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72">●<draw:line text:anchor-type="char" draw:z-index="39" draw:name="Shape4" draw:style-name="gr5" draw:text-style-name="P102" svg:x1="1.263cm" svg:y1="0.328cm" svg:x2="0.46cm" svg:y2="0.894cm"><text:p/></draw:line></text:p>
          </table:table-cell>
          <table:table-cell table:style-name="Table3.A2" office:value-type="string">
            <text:p text:style-name="P93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15"/>
          </table:table-cell>
          <table:table-cell table:style-name="Table3.Q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93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Q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Q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60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>●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Q2" office:value-type="string">
            <text:p text:style-name="P15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9:38:09.436304643</meta:creation-date>
    <dc:date>2018-11-10T16:18:38.699270461</dc:date>
    <meta:editing-duration>PT1H32M8S</meta:editing-duration>
    <meta:editing-cycles>18</meta:editing-cycles>
    <meta:generator>LibreOffice/6.0.6.2$Linux_X86_64 LibreOffice_project/00m0$Build-2</meta:generator>
    <meta:document-statistic meta:table-count="5" meta:image-count="0" meta:object-count="0" meta:page-count="1" meta:paragraph-count="588" meta:word-count="588" meta:character-count="1029" meta:non-whitespace-character-count="1022"/>
  </office:meta>
</office:document-meta>
</file>